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322566" table:style-name="ce9">
            <text:p>13.322.566</text:p>
          </table:table-cell>
          <table:table-cell office:value-type="percentage" office:value="0.96777719260650219" table:style-name="ce10">
            <text:p>96,8%</text:p>
          </table:table-cell>
          <table:table-cell office:value-type="float" office:value="6860593" table:style-name="ce8">
            <text:p>6.860.593</text:p>
          </table:table-cell>
          <table:table-cell office:value-type="float" office:value="6758273" table:style-name="ce8">
            <text:p>6.758.273</text:p>
          </table:table-cell>
          <table:table-cell office:value-type="float" office:value="457908" table:style-name="ce8">
            <text:p>457.908</text:p>
          </table:table-cell>
          <table:table-cell office:value-type="date" office:date-value="2021-11-10T00:00:00" table:style-name="ce11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7720" table:style-name="ce7">
            <text:p>267.7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2962" table:style-name="ce14">
            <text:p>2.112.962</text:p>
          </table:table-cell>
          <table:table-cell office:value-type="float" office:value="2048384" table:style-name="ce14">
            <text:p>2.048.384</text:p>
          </table:table-cell>
          <table:table-cell office:value-type="percentage" office:value="0.96943721657086124" table:style-name="ce15">
            <text:p>96,9%</text:p>
          </table:table-cell>
          <table:table-cell office:value-type="float" office:value="1068227" table:style-name="ce13">
            <text:p>1.068.227</text:p>
          </table:table-cell>
          <table:table-cell office:value-type="float" office:value="1049728" table:style-name="ce13">
            <text:p>1.049.728</text:p>
          </table:table-cell>
          <table:table-cell office:value-type="float" office:value="58251" table:style-name="ce13">
            <text:p>58.251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80885" table:style-name="ce7">
            <text:p>1.280.88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06785" table:style-name="ce14">
            <text:p>1.706.785</text:p>
          </table:table-cell>
          <table:table-cell office:value-type="float" office:value="1738222" table:style-name="ce14">
            <text:p>1.738.222</text:p>
          </table:table-cell>
          <table:table-cell office:value-type="percentage" office:value="1.0184188400999541" table:style-name="ce15">
            <text:p>101,8%</text:p>
          </table:table-cell>
          <table:table-cell office:value-type="float" office:value="874123" table:style-name="ce13">
            <text:p>874.123</text:p>
          </table:table-cell>
          <table:table-cell office:value-type="float" office:value="866170" table:style-name="ce13">
            <text:p>866.170</text:p>
          </table:table-cell>
          <table:table-cell office:value-type="float" office:value="72592" table:style-name="ce13">
            <text:p>72.592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38116" table:style-name="ce14">
            <text:p>1.638.116</text:p>
          </table:table-cell>
          <table:table-cell office:value-type="percentage" office:value="0.84523928691210237" table:style-name="ce15">
            <text:p>84,5%</text:p>
          </table:table-cell>
          <table:table-cell office:value-type="float" office:value="861048" table:style-name="ce13">
            <text:p>861.048</text:p>
          </table:table-cell>
          <table:table-cell office:value-type="float" office:value="845202" table:style-name="ce13">
            <text:p>845.202</text:p>
          </table:table-cell>
          <table:table-cell office:value-type="float" office:value="27796" table:style-name="ce13">
            <text:p>27.796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04189" table:style-name="ce14">
            <text:p>3.204.189</text:p>
          </table:table-cell>
          <table:table-cell office:value-type="percentage" office:value="0.89821125220755194" table:style-name="ce15">
            <text:p>89,8%</text:p>
          </table:table-cell>
          <table:table-cell office:value-type="float" office:value="1683200" table:style-name="ce13">
            <text:p>1.683.200</text:p>
          </table:table-cell>
          <table:table-cell office:value-type="float" office:value="1644353" table:style-name="ce13">
            <text:p>1.644.353</text:p>
          </table:table-cell>
          <table:table-cell office:value-type="float" office:value="50099" table:style-name="ce13">
            <text:p>50.099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47195" table:style-name="ce7">
            <text:p>747.19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09495" table:style-name="ce14">
            <text:p>1.009.495</text:p>
          </table:table-cell>
          <table:table-cell office:value-type="float" office:value="948933" table:style-name="ce14">
            <text:p>948.933</text:p>
          </table:table-cell>
          <table:table-cell office:value-type="percentage" office:value="0.9400076275761643" table:style-name="ce15">
            <text:p>94,0%</text:p>
          </table:table-cell>
          <table:table-cell office:value-type="float" office:value="483344" table:style-name="ce13">
            <text:p>483.344</text:p>
          </table:table-cell>
          <table:table-cell office:value-type="float" office:value="477984" table:style-name="ce13">
            <text:p>477.984</text:p>
          </table:table-cell>
          <table:table-cell office:value-type="float" office:value="32422" table:style-name="ce13">
            <text:p>32.422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802267" table:style-name="ce14">
            <text:p>3.802.267</text:p>
          </table:table-cell>
          <table:table-cell office:value-type="percentage" office:value="0.89244409706819139" table:style-name="ce15">
            <text:p>89,2%</text:p>
          </table:table-cell>
          <table:table-cell office:value-type="float" office:value="2004599" table:style-name="ce13">
            <text:p>2.004.599</text:p>
          </table:table-cell>
          <table:table-cell office:value-type="float" office:value="1965877" table:style-name="ce13">
            <text:p>1.965.877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120748" table:style-name="ce14">
            <text:p>3.120.748</text:p>
          </table:table-cell>
          <table:table-cell office:value-type="percentage" office:value="0.95471337930359335" table:style-name="ce15">
            <text:p>95,5%</text:p>
          </table:table-cell>
          <table:table-cell office:value-type="float" office:value="1622159" table:style-name="ce13">
            <text:p>1.622.159</text:p>
          </table:table-cell>
          <table:table-cell office:value-type="float" office:value="1565341" table:style-name="ce13">
            <text:p>1.565.341</text:p>
          </table:table-cell>
          <table:table-cell office:value-type="float" office:value="107036" table:style-name="ce13">
            <text:p>107.036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416329" table:style-name="ce14">
            <text:p>11.416.329</text:p>
          </table:table-cell>
          <table:table-cell office:value-type="percentage" office:value="0.96231429243362576" table:style-name="ce15">
            <text:p>96,2%</text:p>
          </table:table-cell>
          <table:table-cell office:value-type="float" office:value="5995152" table:style-name="ce13">
            <text:p>5.995.152</text:p>
          </table:table-cell>
          <table:table-cell office:value-type="float" office:value="5870868" table:style-name="ce13">
            <text:p>5.870.868</text:p>
          </table:table-cell>
          <table:table-cell office:value-type="float" office:value="275862" table:style-name="ce13">
            <text:p>275.862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912419" table:style-name="ce14">
            <text:p>7.912.419</text:p>
          </table:table-cell>
          <table:table-cell office:value-type="percentage" office:value="0.97822586029122682" table:style-name="ce15">
            <text:p>97,8%</text:p>
          </table:table-cell>
          <table:table-cell office:value-type="float" office:value="4082561" table:style-name="ce13">
            <text:p>4.082.561</text:p>
          </table:table-cell>
          <table:table-cell office:value-type="float" office:value="4018685" table:style-name="ce13">
            <text:p>4.018.685</text:p>
          </table:table-cell>
          <table:table-cell office:value-type="float" office:value="271095" table:style-name="ce13">
            <text:p>271.095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794894" table:style-name="ce14">
            <text:p>1.794.894</text:p>
          </table:table-cell>
          <table:table-cell office:value-type="percentage" office:value="0.97883465442914752" table:style-name="ce15">
            <text:p>97,9%</text:p>
          </table:table-cell>
          <table:table-cell office:value-type="float" office:value="899406" table:style-name="ce13">
            <text:p>899.406</text:p>
          </table:table-cell>
          <table:table-cell office:value-type="float" office:value="885443" table:style-name="ce13">
            <text:p>885.443</text:p>
          </table:table-cell>
          <table:table-cell office:value-type="float" office:value="101398" table:style-name="ce13">
            <text:p>101.398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356269" table:style-name="ce7">
            <text:p>3.356.26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579769" table:style-name="ce14">
            <text:p>4.579.769</text:p>
          </table:table-cell>
          <table:table-cell office:value-type="float" office:value="4548969" table:style-name="ce14">
            <text:p>4.548.969</text:p>
          </table:table-cell>
          <table:table-cell office:value-type="percentage" office:value="0.99327476997202258" table:style-name="ce15">
            <text:p>99,3%</text:p>
          </table:table-cell>
          <table:table-cell office:value-type="float" office:value="2311675" table:style-name="ce13">
            <text:p>2.311.675</text:p>
          </table:table-cell>
          <table:table-cell office:value-type="float" office:value="2291300" table:style-name="ce13">
            <text:p>2.291.300</text:p>
          </table:table-cell>
          <table:table-cell office:value-type="float" office:value="157322" table:style-name="ce13">
            <text:p>157.322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496151" table:style-name="ce14">
            <text:p>496.151</text:p>
          </table:table-cell>
          <table:table-cell office:value-type="percentage" office:value="0.89022042398198575" table:style-name="ce15">
            <text:p>89,0%</text:p>
          </table:table-cell>
          <table:table-cell office:value-type="float" office:value="260885" table:style-name="ce13">
            <text:p>260.885</text:p>
          </table:table-cell>
          <table:table-cell office:value-type="float" office:value="255969" table:style-name="ce13">
            <text:p>255.969</text:p>
          </table:table-cell>
          <table:table-cell office:value-type="float" office:value="15078" table:style-name="ce13">
            <text:p>15.078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147525" table:style-name="ce14">
            <text:p>10.147.525</text:p>
          </table:table-cell>
          <table:table-cell office:value-type="percentage" office:value="0.93681553665157702" table:style-name="ce15">
            <text:p>93,7%</text:p>
          </table:table-cell>
          <table:table-cell office:value-type="float" office:value="5362207" table:style-name="ce13">
            <text:p>5.362.207</text:p>
          </table:table-cell>
          <table:table-cell office:value-type="float" office:value="5253026" table:style-name="ce13">
            <text:p>5.253.026</text:p>
          </table:table-cell>
          <table:table-cell office:value-type="float" office:value="260148" table:style-name="ce13">
            <text:p>260.148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89572" table:style-name="ce14">
            <text:p>2.289.572</text:p>
          </table:table-cell>
          <table:table-cell office:value-type="percentage" office:value="0.95114480667172097" table:style-name="ce15">
            <text:p>95,1%</text:p>
          </table:table-cell>
          <table:table-cell office:value-type="float" office:value="1194823" table:style-name="ce13">
            <text:p>1.194.823</text:p>
          </table:table-cell>
          <table:table-cell office:value-type="float" office:value="1164733" table:style-name="ce13">
            <text:p>1.164.733</text:p>
          </table:table-cell>
          <table:table-cell office:value-type="float" office:value="57210" table:style-name="ce13">
            <text:p>57.210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26886" table:style-name="ce14">
            <text:p>1.026.886</text:p>
          </table:table-cell>
          <table:table-cell office:value-type="percentage" office:value="0.98156235811408221" table:style-name="ce15">
            <text:p>98,2%</text:p>
          </table:table-cell>
          <table:table-cell office:value-type="float" office:value="528577" table:style-name="ce13">
            <text:p>528.577</text:p>
          </table:table-cell>
          <table:table-cell office:value-type="float" office:value="522431" table:style-name="ce13">
            <text:p>522.431</text:p>
          </table:table-cell>
          <table:table-cell office:value-type="float" office:value="45187" table:style-name="ce13">
            <text:p>45.187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82572" table:style-name="ce14">
            <text:p>3.482.572</text:p>
          </table:table-cell>
          <table:table-cell office:value-type="percentage" office:value="0.93639426424997241" table:style-name="ce15">
            <text:p>93,6%</text:p>
          </table:table-cell>
          <table:table-cell office:value-type="float" office:value="1816478" table:style-name="ce13">
            <text:p>1.816.478</text:p>
          </table:table-cell>
          <table:table-cell office:value-type="float" office:value="1785886" table:style-name="ce13">
            <text:p>1.785.886</text:p>
          </table:table-cell>
          <table:table-cell office:value-type="float" office:value="118770" table:style-name="ce13">
            <text:p>118.770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8971" table:style-name="ce14">
            <text:p>118.971</text:p>
          </table:table-cell>
          <table:table-cell office:value-type="percentage" office:value="0.84970181766239328" table:style-name="ce15">
            <text:p>85,0%</text:p>
          </table:table-cell>
          <table:table-cell office:value-type="float" office:value="62953" table:style-name="ce13">
            <text:p>62.953</text:p>
          </table:table-cell>
          <table:table-cell office:value-type="float" office:value="60376" table:style-name="ce13">
            <text:p>60.376</text:p>
          </table:table-cell>
          <table:table-cell office:value-type="float" office:value="3847" table:style-name="ce13">
            <text:p>3.847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218" table:style-name="ce14">
            <text:p>105.218</text:p>
          </table:table-cell>
          <table:table-cell office:value-type="percentage" office:value="0.74569808646350111" table:style-name="ce15">
            <text:p>74,6%</text:p>
          </table:table-cell>
          <table:table-cell office:value-type="float" office:value="58060" table:style-name="ce13">
            <text:p>58.060</text:p>
          </table:table-cell>
          <table:table-cell office:value-type="float" office:value="55475" table:style-name="ce13">
            <text:p>55.475</text:p>
          </table:table-cell>
          <table:table-cell office:value-type="float" office:value="2152" table:style-name="ce13">
            <text:p>2.152</text:p>
          </table:table-cell>
          <table:table-cell office:value-type="date" office:date-value="2021-11-10T00:00:00" table:style-name="ce17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337" table:style-name="ce14">
            <text:p>177.337</text:p>
          </table:table-cell>
          <table:table-cell office:value-type="percentage" office:value="0.83555725176452855" table:style-name="ce15">
            <text:p>83,6%</text:p>
          </table:table-cell>
          <table:table-cell office:value-type="float" office:value="95130" table:style-name="ce13">
            <text:p>95.130</text:p>
          </table:table-cell>
          <table:table-cell office:value-type="float" office:value="88948" table:style-name="ce13">
            <text:p>88.948</text:p>
          </table:table-cell>
          <table:table-cell office:value-type="float" office:value="0" table:style-name="ce13">
            <text:p>0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292" table:style-name="ce14">
            <text:p>7.292</text:p>
          </table:table-cell>
          <table:table-cell office:value-type="percentage" office:value="0.78832432432432431" table:style-name="ce15">
            <text:p>78,8%</text:p>
          </table:table-cell>
          <table:table-cell office:value-type="float" office:value="5515" table:style-name="ce13">
            <text:p>5.515</text:p>
          </table:table-cell>
          <table:table-cell office:value-type="float" office:value="5317" table:style-name="ce13">
            <text:p>5.317</text:p>
          </table:table-cell>
          <table:table-cell office:value-type="float" office:value="0" table:style-name="ce13">
            <text:p>0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026009" table:style-name="ce19">
            <text:p>55.026.009</text:p>
          </table:table-cell>
          <table:table-cell office:value-type="float" office:value="10764810" table:style-name="ce20">
            <text:p>10.764.810</text:p>
          </table:table-cell>
          <table:table-cell office:value-type="float" office:value="9109450" table:style-name="ce21">
            <text:p>9.109.45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7059809" table:style-name="ce23">
            <text:p>77.059.809</text:p>
          </table:table-cell>
          <table:table-cell office:value-type="float" office:value="73347560" table:style-name="ce23">
            <text:p>73.347.560</text:p>
          </table:table-cell>
          <table:table-cell office:value-type="percentage" office:value="0.95182639240644884" table:style-name="ce24">
            <text:p>95,2%</text:p>
          </table:table-cell>
          <table:table-cell office:value-type="float" office:value="38130715" table:style-name="ce23">
            <text:p>38.130.715</text:p>
          </table:table-cell>
          <table:table-cell office:value-type="float" office:value="37431385" table:style-name="ce23">
            <text:p>37.431.385</text:p>
          </table:table-cell>
          <table:table-cell office:value-type="float" office:value="2177023" table:style-name="ce23">
            <text:p>2.177.02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60593" table:style-name="ce31">
            <text:p>6.860.593</text:p>
          </table:table-cell>
          <table:table-cell office:value-type="percentage" office:value="0.9206409039214436" table:style-name="ce32">
            <text:p>92,1%</text:p>
          </table:table-cell>
          <table:table-cell office:value-type="float" office:value="6758273" table:style-name="ce31">
            <text:p>6.758.273</text:p>
          </table:table-cell>
          <table:table-cell office:value-type="percentage" office:value="0.90691031572167113" table:style-name="ce32">
            <text:p>90,7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8227" table:style-name="ce31">
            <text:p>1.068.227</text:p>
          </table:table-cell>
          <table:table-cell office:value-type="percentage" office:value="0.90135545853886567" table:style-name="ce32">
            <text:p>90,1%</text:p>
          </table:table-cell>
          <table:table-cell office:value-type="float" office:value="1049728" table:style-name="ce31">
            <text:p>1.049.728</text:p>
          </table:table-cell>
          <table:table-cell office:value-type="percentage" office:value="0.88574625316630862" table:style-name="ce32">
            <text:p>88,6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123" table:style-name="ce31">
            <text:p>874.123</text:p>
          </table:table-cell>
          <table:table-cell office:value-type="percentage" office:value="0.93596501653769515" table:style-name="ce32">
            <text:p>93,6%</text:p>
          </table:table-cell>
          <table:table-cell office:value-type="float" office:value="866170" table:style-name="ce31">
            <text:p>866.170</text:p>
          </table:table-cell>
          <table:table-cell office:value-type="percentage" office:value="0.92744936167387815" table:style-name="ce32">
            <text:p>92,7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1048" table:style-name="ce31">
            <text:p>861.048</text:p>
          </table:table-cell>
          <table:table-cell office:value-type="percentage" office:value="0.83203735359229736" table:style-name="ce32">
            <text:p>83,2%</text:p>
          </table:table-cell>
          <table:table-cell office:value-type="float" office:value="845202" table:style-name="ce31">
            <text:p>845.202</text:p>
          </table:table-cell>
          <table:table-cell office:value-type="percentage" office:value="0.81672524102130994" table:style-name="ce32">
            <text:p>81,7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3200" table:style-name="ce31">
            <text:p>1.683.200</text:p>
          </table:table-cell>
          <table:table-cell office:value-type="percentage" office:value="0.85843651537607091" table:style-name="ce32">
            <text:p>85,8%</text:p>
          </table:table-cell>
          <table:table-cell office:value-type="float" office:value="1644353" table:style-name="ce31">
            <text:p>1.644.353</text:p>
          </table:table-cell>
          <table:table-cell office:value-type="percentage" office:value="0.83862444116456047" table:style-name="ce32">
            <text:p>83,9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3344" table:style-name="ce31">
            <text:p>483.344</text:p>
          </table:table-cell>
          <table:table-cell office:value-type="percentage" office:value="0.92218870617235904" table:style-name="ce32">
            <text:p>92,2%</text:p>
          </table:table-cell>
          <table:table-cell office:value-type="float" office:value="477984" table:style-name="ce31">
            <text:p>477.984</text:p>
          </table:table-cell>
          <table:table-cell office:value-type="percentage" office:value="0.91196217710593042" table:style-name="ce32">
            <text:p>91,2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4599" table:style-name="ce31">
            <text:p>2.004.599</text:p>
          </table:table-cell>
          <table:table-cell office:value-type="percentage" office:value="0.92112406048377649" table:style-name="ce32">
            <text:p>92,1%</text:p>
          </table:table-cell>
          <table:table-cell office:value-type="float" office:value="1965877" table:style-name="ce31">
            <text:p>1.965.877</text:p>
          </table:table-cell>
          <table:table-cell office:value-type="percentage" office:value="0.90333109247867782" table:style-name="ce32">
            <text:p>90,3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2159" table:style-name="ce31">
            <text:p>1.622.159</text:p>
          </table:table-cell>
          <table:table-cell office:value-type="percentage" office:value="0.89682294845597932" table:style-name="ce32">
            <text:p>89,7%</text:p>
          </table:table-cell>
          <table:table-cell office:value-type="float" office:value="1565341" table:style-name="ce31">
            <text:p>1.565.341</text:p>
          </table:table-cell>
          <table:table-cell office:value-type="percentage" office:value="0.86541068474732197" table:style-name="ce32">
            <text:p>86,5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95152" table:style-name="ce31">
            <text:p>5.995.152</text:p>
          </table:table-cell>
          <table:table-cell office:value-type="percentage" office:value="0.87286513811157251" table:style-name="ce32">
            <text:p>87,3%</text:p>
          </table:table-cell>
          <table:table-cell office:value-type="float" office:value="5870868" table:style-name="ce31">
            <text:p>5.870.868</text:p>
          </table:table-cell>
          <table:table-cell office:value-type="percentage" office:value="0.85476998876005339" table:style-name="ce32">
            <text:p>85,5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2561" table:style-name="ce31">
            <text:p>4.082.561</text:p>
          </table:table-cell>
          <table:table-cell office:value-type="percentage" office:value="0.90956851783652248" table:style-name="ce32">
            <text:p>91,0%</text:p>
          </table:table-cell>
          <table:table-cell office:value-type="float" office:value="4018685" table:style-name="ce31">
            <text:p>4.018.685</text:p>
          </table:table-cell>
          <table:table-cell office:value-type="percentage" office:value="0.89533735297570949" table:style-name="ce32">
            <text:p>89,5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9406" table:style-name="ce31">
            <text:p>899.406</text:p>
          </table:table-cell>
          <table:table-cell office:value-type="percentage" office:value="0.94333028820991838" table:style-name="ce32">
            <text:p>94,3%</text:p>
          </table:table-cell>
          <table:table-cell office:value-type="float" office:value="885443" table:style-name="ce31">
            <text:p>885.443</text:p>
          </table:table-cell>
          <table:table-cell office:value-type="percentage" office:value="0.9286853772194702" table:style-name="ce32">
            <text:p>92,9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1675" table:style-name="ce31">
            <text:p>2.311.675</text:p>
          </table:table-cell>
          <table:table-cell office:value-type="percentage" office:value="0.94181211058722014" table:style-name="ce32">
            <text:p>94,2%</text:p>
          </table:table-cell>
          <table:table-cell office:value-type="float" office:value="2291300" table:style-name="ce31">
            <text:p>2.291.300</text:p>
          </table:table-cell>
          <table:table-cell office:value-type="percentage" office:value="0.93351102079163262" table:style-name="ce32">
            <text:p>93,4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885" table:style-name="ce31">
            <text:p>260.885</text:p>
          </table:table-cell>
          <table:table-cell office:value-type="percentage" office:value="0.91870620135929848" table:style-name="ce32">
            <text:p>91,9%</text:p>
          </table:table-cell>
          <table:table-cell office:value-type="float" office:value="255969" table:style-name="ce31">
            <text:p>255.969</text:p>
          </table:table-cell>
          <table:table-cell office:value-type="percentage" office:value="0.9013945135049477" table:style-name="ce32">
            <text:p>90,1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62207" table:style-name="ce31">
            <text:p>5.362.207</text:p>
          </table:table-cell>
          <table:table-cell office:value-type="percentage" office:value="0.89699958363562549" table:style-name="ce32">
            <text:p>89,7%</text:p>
          </table:table-cell>
          <table:table-cell office:value-type="float" office:value="5253026" table:style-name="ce31">
            <text:p>5.253.026</text:p>
          </table:table-cell>
          <table:table-cell office:value-type="percentage" office:value="0.87873559055573858" table:style-name="ce32">
            <text:p>87,9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4823" table:style-name="ce31">
            <text:p>1.194.823</text:p>
          </table:table-cell>
          <table:table-cell office:value-type="percentage" office:value="0.911983250606616" table:style-name="ce32">
            <text:p>91,2%</text:p>
          </table:table-cell>
          <table:table-cell office:value-type="float" office:value="1164733" table:style-name="ce31">
            <text:p>1.164.733</text:p>
          </table:table-cell>
          <table:table-cell office:value-type="percentage" office:value="0.8890161868567944" table:style-name="ce32">
            <text:p>88,9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577" table:style-name="ce31">
            <text:p>528.577</text:p>
          </table:table-cell>
          <table:table-cell office:value-type="percentage" office:value="0.90921710352040241" table:style-name="ce32">
            <text:p>90,9%</text:p>
          </table:table-cell>
          <table:table-cell office:value-type="float" office:value="522431" table:style-name="ce31">
            <text:p>522.431</text:p>
          </table:table-cell>
          <table:table-cell office:value-type="percentage" office:value="0.89864523164887489" table:style-name="ce32">
            <text:p>89,9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6478" table:style-name="ce31">
            <text:p>1.816.478</text:p>
          </table:table-cell>
          <table:table-cell office:value-type="percentage" office:value="0.91558981281216245" table:style-name="ce32">
            <text:p>91,6%</text:p>
          </table:table-cell>
          <table:table-cell office:value-type="float" office:value="1785886" table:style-name="ce31">
            <text:p>1.785.886</text:p>
          </table:table-cell>
          <table:table-cell office:value-type="percentage" office:value="0.9001700149651477" table:style-name="ce32">
            <text:p>90,0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953" table:style-name="ce31">
            <text:p>62.953</text:p>
          </table:table-cell>
          <table:table-cell office:value-type="percentage" office:value="0.88709927429014301" table:style-name="ce32">
            <text:p>88,7%</text:p>
          </table:table-cell>
          <table:table-cell office:value-type="float" office:value="60376" table:style-name="ce31">
            <text:p>60.376</text:p>
          </table:table-cell>
          <table:table-cell office:value-type="percentage" office:value="0.85078559853448887" table:style-name="ce32">
            <text:p>85,1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060" table:style-name="ce31">
            <text:p>58.060</text:p>
          </table:table-cell>
          <table:table-cell office:value-type="percentage" office:value="0.81858812581950458" table:style-name="ce32">
            <text:p>81,9%</text:p>
          </table:table-cell>
          <table:table-cell office:value-type="float" office:value="55475" table:style-name="ce31">
            <text:p>55.475</text:p>
          </table:table-cell>
          <table:table-cell office:value-type="percentage" office:value="0.78214220254627997" table:style-name="ce32">
            <text:p>78,2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30" table:style-name="ce31">
            <text:p>95.130</text:p>
          </table:table-cell>
          <table:table-cell office:value-type="string" table:style-name="ce32">
            <text:p>-</text:p>
          </table:table-cell>
          <table:table-cell office:value-type="float" office:value="88948" table:style-name="ce31">
            <text:p>88.948</text:p>
          </table:table-cell>
          <table:table-cell office:value-type="string" table:style-name="ce32">
            <text:p>-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515" table:style-name="ce31">
            <text:p>5.515</text:p>
          </table:table-cell>
          <table:table-cell office:value-type="string" table:style-name="ce32">
            <text:p>-</text:p>
          </table:table-cell>
          <table:table-cell office:value-type="float" office:value="5317" table:style-name="ce31">
            <text:p>5.317</text:p>
          </table:table-cell>
          <table:table-cell office:value-type="string" table:style-name="ce32">
            <text:p>-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30715" table:style-name="ce34">
            <text:p>38.130.715</text:p>
          </table:table-cell>
          <table:table-cell office:value-type="percentage" office:value="0.90529134889371699" table:style-name="ce24">
            <text:p>90,5%</text:p>
          </table:table-cell>
          <table:table-cell office:value-type="float" office:value="37431385" table:style-name="ce34">
            <text:p>37.431.385</text:p>
          </table:table-cell>
          <table:table-cell office:value-type="percentage" office:value="0.88868800434531703" table:style-name="ce24">
            <text:p>88,9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04" table:style-name="ce43">
            <text:p>434.004</text:p>
          </table:table-cell>
          <table:table-cell office:value-type="percentage" office:value="1" table:style-name="ce44">
            <text:p>100,0%</text:p>
          </table:table-cell>
          <table:table-cell office:value-type="float" office:value="653922" table:style-name="ce43">
            <text:p>653.922</text:p>
          </table:table-cell>
          <table:table-cell office:value-type="percentage" office:value="1" table:style-name="ce44">
            <text:p>100,0%</text:p>
          </table:table-cell>
          <table:table-cell office:value-type="float" office:value="929916" table:style-name="ce43">
            <text:p>929.916</text:p>
          </table:table-cell>
          <table:table-cell office:value-type="percentage" office:value="1" table:style-name="ce44">
            <text:p>100,0%</text:p>
          </table:table-cell>
          <table:table-cell office:value-type="float" office:value="1216850" table:style-name="ce43">
            <text:p>1.216.850</text:p>
          </table:table-cell>
          <table:table-cell office:value-type="percentage" office:value="0.96192079024775079" table:style-name="ce44">
            <text:p>96,2%</text:p>
          </table:table-cell>
          <table:table-cell office:value-type="float" office:value="1252659" table:style-name="ce43">
            <text:p>1.252.659</text:p>
          </table:table-cell>
          <table:table-cell office:value-type="percentage" office:value="0.90437249208368409" table:style-name="ce44">
            <text:p>90,4%</text:p>
          </table:table-cell>
          <table:table-cell office:value-type="float" office:value="932522" table:style-name="ce43">
            <text:p>932.522</text:p>
          </table:table-cell>
          <table:table-cell office:value-type="percentage" office:value="0.81784607666786235" table:style-name="ce44">
            <text:p>81,8%</text:p>
          </table:table-cell>
          <table:table-cell office:value-type="float" office:value="769859" table:style-name="ce43">
            <text:p>769.859</text:p>
          </table:table-cell>
          <table:table-cell office:value-type="percentage" office:value="0.82898913717652734" table:style-name="ce44">
            <text:p>82,9%</text:p>
          </table:table-cell>
          <table:table-cell office:value-type="float" office:value="670861" table:style-name="ce43">
            <text:p>670.861</text:p>
          </table:table-cell>
          <table:table-cell office:value-type="percentage" office:value="0.89102770992964597" table:style-name="ce44">
            <text:p>89,1%</text:p>
          </table:table-cell>
          <table:table-cell office:value-type="float" office:value="6860593" table:style-name="ce43">
            <text:p>6.860.59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6409039214436" table:style-name="ce44">
            <text:p>92,1%</text:p>
          </table:table-cell>
          <table:table-cell office:value-type="percentage" office:value="0.81052219699634154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35" table:style-name="ce46">
            <text:p>101.335</text:p>
          </table:table-cell>
          <table:table-cell office:value-type="percentage" office:value="1" table:style-name="ce47">
            <text:p>100,0%</text:p>
          </table:table-cell>
          <table:table-cell office:value-type="float" office:value="119325" table:style-name="ce46">
            <text:p>119.325</text:p>
          </table:table-cell>
          <table:table-cell office:value-type="percentage" office:value="1" table:style-name="ce47">
            <text:p>100,0%</text:p>
          </table:table-cell>
          <table:table-cell office:value-type="float" office:value="154617" table:style-name="ce46">
            <text:p>154.617</text:p>
          </table:table-cell>
          <table:table-cell office:value-type="percentage" office:value="0.98880838028484275" table:style-name="ce47">
            <text:p>98,9%</text:p>
          </table:table-cell>
          <table:table-cell office:value-type="float" office:value="186147" table:style-name="ce46">
            <text:p>186.147</text:p>
          </table:table-cell>
          <table:table-cell office:value-type="percentage" office:value="0.93887504665449451" table:style-name="ce47">
            <text:p>93,9%</text:p>
          </table:table-cell>
          <table:table-cell office:value-type="float" office:value="188113" table:style-name="ce46">
            <text:p>188.113</text:p>
          </table:table-cell>
          <table:table-cell office:value-type="percentage" office:value="0.87517620950670638" table:style-name="ce47">
            <text:p>87,5%</text:p>
          </table:table-cell>
          <table:table-cell office:value-type="float" office:value="126003" table:style-name="ce46">
            <text:p>126.003</text:p>
          </table:table-cell>
          <table:table-cell office:value-type="percentage" office:value="0.76697344874182827" table:style-name="ce47">
            <text:p>76,7%</text:p>
          </table:table-cell>
          <table:table-cell office:value-type="float" office:value="104281" table:style-name="ce46">
            <text:p>104.281</text:p>
          </table:table-cell>
          <table:table-cell office:value-type="percentage" office:value="0.79969478761665935" table:style-name="ce47">
            <text:p>80,0%</text:p>
          </table:table-cell>
          <table:table-cell office:value-type="float" office:value="88406" table:style-name="ce46">
            <text:p>88.406</text:p>
          </table:table-cell>
          <table:table-cell office:value-type="percentage" office:value="0.85740333045611927" table:style-name="ce47">
            <text:p>85,7%</text:p>
          </table:table-cell>
          <table:table-cell office:value-type="float" office:value="1068227" table:style-name="ce46">
            <text:p>1.068.22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35545853886567" table:style-name="ce47">
            <text:p>90,1%</text:p>
          </table:table-cell>
          <table:table-cell office:value-type="percentage" office:value="0.80354613503476402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71" table:style-name="ce46">
            <text:p>88.971</text:p>
          </table:table-cell>
          <table:table-cell office:value-type="percentage" office:value="1" table:style-name="ce47">
            <text:p>100,0%</text:p>
          </table:table-cell>
          <table:table-cell office:value-type="float" office:value="114380" table:style-name="ce46">
            <text:p>114.38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48" table:style-name="ce46">
            <text:p>148.248</text:p>
          </table:table-cell>
          <table:table-cell office:value-type="percentage" office:value="0.99061823430358431" table:style-name="ce47">
            <text:p>99,1%</text:p>
          </table:table-cell>
          <table:table-cell office:value-type="float" office:value="153247" table:style-name="ce46">
            <text:p>153.247</text:p>
          </table:table-cell>
          <table:table-cell office:value-type="percentage" office:value="0.94221771342494387" table:style-name="ce47">
            <text:p>94,2%</text:p>
          </table:table-cell>
          <table:table-cell office:value-type="float" office:value="150754" table:style-name="ce46">
            <text:p>150.754</text:p>
          </table:table-cell>
          <table:table-cell office:value-type="percentage" office:value="0.90275640296299842" table:style-name="ce47">
            <text:p>90,3%</text:p>
          </table:table-cell>
          <table:table-cell office:value-type="float" office:value="91102" table:style-name="ce46">
            <text:p>91.102</text:p>
          </table:table-cell>
          <table:table-cell office:value-type="percentage" office:value="0.7959912975858664" table:style-name="ce47">
            <text:p>79,6%</text:p>
          </table:table-cell>
          <table:table-cell office:value-type="float" office:value="66778" table:style-name="ce46">
            <text:p>66.778</text:p>
          </table:table-cell>
          <table:table-cell office:value-type="percentage" office:value="0.84410511812516587" table:style-name="ce47">
            <text:p>84,4%</text:p>
          </table:table-cell>
          <table:table-cell office:value-type="float" office:value="60643" table:style-name="ce46">
            <text:p>60.643</text:p>
          </table:table-cell>
          <table:table-cell office:value-type="percentage" office:value="0.94754687500000001" table:style-name="ce47">
            <text:p>94,8%</text:p>
          </table:table-cell>
          <table:table-cell office:value-type="float" office:value="874123" table:style-name="ce46">
            <text:p>874.12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96501653769515" table:style-name="ce47">
            <text:p>93,6%</text:p>
          </table:table-cell>
          <table:table-cell office:value-type="percentage" office:value="0.85800621132644406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11" table:style-name="ce46">
            <text:p>51.511</text:p>
          </table:table-cell>
          <table:table-cell office:value-type="percentage" office:value="1" table:style-name="ce47">
            <text:p>100,0%</text:p>
          </table:table-cell>
          <table:table-cell office:value-type="float" office:value="79320" table:style-name="ce46">
            <text:p>79.320</text:p>
          </table:table-cell>
          <table:table-cell office:value-type="percentage" office:value="0.98514580952854092" table:style-name="ce47">
            <text:p>98,5%</text:p>
          </table:table-cell>
          <table:table-cell office:value-type="float" office:value="110511" table:style-name="ce46">
            <text:p>110.511</text:p>
          </table:table-cell>
          <table:table-cell office:value-type="percentage" office:value="0.94267727819433422" table:style-name="ce47">
            <text:p>94,3%</text:p>
          </table:table-cell>
          <table:table-cell office:value-type="float" office:value="150570" table:style-name="ce46">
            <text:p>150.570</text:p>
          </table:table-cell>
          <table:table-cell office:value-type="percentage" office:value="0.90815877247477339" table:style-name="ce47">
            <text:p>90,8%</text:p>
          </table:table-cell>
          <table:table-cell office:value-type="float" office:value="168238" table:style-name="ce46">
            <text:p>168.238</text:p>
          </table:table-cell>
          <table:table-cell office:value-type="percentage" office:value="0.81600799332596086" table:style-name="ce47">
            <text:p>81,6%</text:p>
          </table:table-cell>
          <table:table-cell office:value-type="float" office:value="127567" table:style-name="ce46">
            <text:p>127.567</text:p>
          </table:table-cell>
          <table:table-cell office:value-type="percentage" office:value="0.70019814805666702" table:style-name="ce47">
            <text:p>70,0%</text:p>
          </table:table-cell>
          <table:table-cell office:value-type="float" office:value="98056" table:style-name="ce46">
            <text:p>98.056</text:p>
          </table:table-cell>
          <table:table-cell office:value-type="percentage" office:value="0.7108494874657465" table:style-name="ce47">
            <text:p>71,1%</text:p>
          </table:table-cell>
          <table:table-cell office:value-type="float" office:value="75275" table:style-name="ce46">
            <text:p>75.275</text:p>
          </table:table-cell>
          <table:table-cell office:value-type="percentage" office:value="0.78838500209467954" table:style-name="ce47">
            <text:p>78,8%</text:p>
          </table:table-cell>
          <table:table-cell office:value-type="float" office:value="861048" table:style-name="ce46">
            <text:p>861.04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203735359229736" table:style-name="ce47">
            <text:p>83,2%</text:p>
          </table:table-cell>
          <table:table-cell office:value-type="percentage" office:value="0.73496918166896141" table:style-name="ce47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35" table:style-name="ce46">
            <text:p>93.135</text:p>
          </table:table-cell>
          <table:table-cell office:value-type="percentage" office:value="1" table:style-name="ce47">
            <text:p>100,0%</text:p>
          </table:table-cell>
          <table:table-cell office:value-type="float" office:value="151544" table:style-name="ce46">
            <text:p>151.544</text:p>
          </table:table-cell>
          <table:table-cell office:value-type="percentage" office:value="0.98067054506862705" table:style-name="ce47">
            <text:p>98,1%</text:p>
          </table:table-cell>
          <table:table-cell office:value-type="float" office:value="224735" table:style-name="ce46">
            <text:p>224.735</text:p>
          </table:table-cell>
          <table:table-cell office:value-type="percentage" office:value="0.95594490667483367" table:style-name="ce47">
            <text:p>95,6%</text:p>
          </table:table-cell>
          <table:table-cell office:value-type="float" office:value="321099" table:style-name="ce46">
            <text:p>321.099</text:p>
          </table:table-cell>
          <table:table-cell office:value-type="percentage" office:value="0.91608561190487059" table:style-name="ce47">
            <text:p>91,6%</text:p>
          </table:table-cell>
          <table:table-cell office:value-type="float" office:value="318545" table:style-name="ce46">
            <text:p>318.545</text:p>
          </table:table-cell>
          <table:table-cell office:value-type="percentage" office:value="0.82115311246532829" table:style-name="ce47">
            <text:p>82,1%</text:p>
          </table:table-cell>
          <table:table-cell office:value-type="float" office:value="230459" table:style-name="ce46">
            <text:p>230.459</text:p>
          </table:table-cell>
          <table:table-cell office:value-type="percentage" office:value="0.74118301633144013" table:style-name="ce47">
            <text:p>74,1%</text:p>
          </table:table-cell>
          <table:table-cell office:value-type="float" office:value="189228" table:style-name="ce46">
            <text:p>189.228</text:p>
          </table:table-cell>
          <table:table-cell office:value-type="percentage" office:value="0.75165641832308494" table:style-name="ce47">
            <text:p>75,2%</text:p>
          </table:table-cell>
          <table:table-cell office:value-type="float" office:value="154455" table:style-name="ce46">
            <text:p>154.455</text:p>
          </table:table-cell>
          <table:table-cell office:value-type="percentage" office:value="0.85905215326173412" table:style-name="ce47">
            <text:p>85,9%</text:p>
          </table:table-cell>
          <table:table-cell office:value-type="float" office:value="1683200" table:style-name="ce46">
            <text:p>1.683.20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843651537607091" table:style-name="ce47">
            <text:p>85,8%</text:p>
          </table:table-cell>
          <table:table-cell office:value-type="percentage" office:value="0.77354647528989606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46" table:style-name="ce46">
            <text:p>42.346</text:p>
          </table:table-cell>
          <table:table-cell office:value-type="percentage" office:value="1" table:style-name="ce47">
            <text:p>100,0%</text:p>
          </table:table-cell>
          <table:table-cell office:value-type="float" office:value="55932" table:style-name="ce46">
            <text:p>55.932</text:p>
          </table:table-cell>
          <table:table-cell office:value-type="percentage" office:value="1" table:style-name="ce47">
            <text:p>100,0%</text:p>
          </table:table-cell>
          <table:table-cell office:value-type="float" office:value="76710" table:style-name="ce46">
            <text:p>76.710</text:p>
          </table:table-cell>
          <table:table-cell office:value-type="percentage" office:value="0.99179003167625579" table:style-name="ce47">
            <text:p>99,2%</text:p>
          </table:table-cell>
          <table:table-cell office:value-type="float" office:value="84346" table:style-name="ce46">
            <text:p>84.346</text:p>
          </table:table-cell>
          <table:table-cell office:value-type="percentage" office:value="0.93755279889733667" table:style-name="ce47">
            <text:p>93,8%</text:p>
          </table:table-cell>
          <table:table-cell office:value-type="float" office:value="88122" table:style-name="ce46">
            <text:p>88.122</text:p>
          </table:table-cell>
          <table:table-cell office:value-type="percentage" office:value="0.90132864200308893" table:style-name="ce47">
            <text:p>90,1%</text:p>
          </table:table-cell>
          <table:table-cell office:value-type="float" office:value="54854" table:style-name="ce46">
            <text:p>54.854</text:p>
          </table:table-cell>
          <table:table-cell office:value-type="percentage" office:value="0.77836902075972358" table:style-name="ce47">
            <text:p>77,8%</text:p>
          </table:table-cell>
          <table:table-cell office:value-type="float" office:value="41375" table:style-name="ce46">
            <text:p>41.375</text:p>
          </table:table-cell>
          <table:table-cell office:value-type="percentage" office:value="0.81922581922581927" table:style-name="ce47">
            <text:p>81,9%</text:p>
          </table:table-cell>
          <table:table-cell office:value-type="float" office:value="39659" table:style-name="ce46">
            <text:p>39.659</text:p>
          </table:table-cell>
          <table:table-cell office:value-type="percentage" office:value="0.90209949275527146" table:style-name="ce47">
            <text:p>90,2%</text:p>
          </table:table-cell>
          <table:table-cell office:value-type="float" office:value="483344" table:style-name="ce46">
            <text:p>483.34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218870617235904" table:style-name="ce47">
            <text:p>92,2%</text:p>
          </table:table-cell>
          <table:table-cell office:value-type="percentage" office:value="0.82919858295948734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52" table:style-name="ce46">
            <text:p>229.352</text:p>
          </table:table-cell>
          <table:table-cell office:value-type="percentage" office:value="1" table:style-name="ce47">
            <text:p>100,0%</text:p>
          </table:table-cell>
          <table:table-cell office:value-type="float" office:value="250578" table:style-name="ce46">
            <text:p>250.578</text:p>
          </table:table-cell>
          <table:table-cell office:value-type="percentage" office:value="1" table:style-name="ce47">
            <text:p>100,0%</text:p>
          </table:table-cell>
          <table:table-cell office:value-type="float" office:value="320615" table:style-name="ce46">
            <text:p>320.615</text:p>
          </table:table-cell>
          <table:table-cell office:value-type="percentage" office:value="1" table:style-name="ce47">
            <text:p>100,0%</text:p>
          </table:table-cell>
          <table:table-cell office:value-type="float" office:value="353125" table:style-name="ce46">
            <text:p>353.125</text:p>
          </table:table-cell>
          <table:table-cell office:value-type="percentage" office:value="0.9264117531317636" table:style-name="ce47">
            <text:p>92,6%</text:p>
          </table:table-cell>
          <table:table-cell office:value-type="float" office:value="320763" table:style-name="ce46">
            <text:p>320.763</text:p>
          </table:table-cell>
          <table:table-cell office:value-type="percentage" office:value="0.88290279517210057" table:style-name="ce47">
            <text:p>88,3%</text:p>
          </table:table-cell>
          <table:table-cell office:value-type="float" office:value="212602" table:style-name="ce46">
            <text:p>212.602</text:p>
          </table:table-cell>
          <table:table-cell office:value-type="percentage" office:value="0.79393389423525762" table:style-name="ce47">
            <text:p>79,4%</text:p>
          </table:table-cell>
          <table:table-cell office:value-type="float" office:value="173404" table:style-name="ce46">
            <text:p>173.404</text:p>
          </table:table-cell>
          <table:table-cell office:value-type="percentage" office:value="0.82179653659137653" table:style-name="ce47">
            <text:p>82,2%</text:p>
          </table:table-cell>
          <table:table-cell office:value-type="float" office:value="144160" table:style-name="ce46">
            <text:p>144.160</text:p>
          </table:table-cell>
          <table:table-cell office:value-type="percentage" office:value="0.8718897799712112" table:style-name="ce47">
            <text:p>87,2%</text:p>
          </table:table-cell>
          <table:table-cell office:value-type="float" office:value="2004599" table:style-name="ce46">
            <text:p>2.004.59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112406048377649" table:style-name="ce47">
            <text:p>92,1%</text:p>
          </table:table-cell>
          <table:table-cell office:value-type="percentage" office:value="0.83702197737041517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47" table:style-name="ce46">
            <text:p>138.247</text:p>
          </table:table-cell>
          <table:table-cell office:value-type="percentage" office:value="1" table:style-name="ce47">
            <text:p>100,0%</text:p>
          </table:table-cell>
          <table:table-cell office:value-type="float" office:value="158455" table:style-name="ce46">
            <text:p>158.455</text:p>
          </table:table-cell>
          <table:table-cell office:value-type="percentage" office:value="0.9959396861113381" table:style-name="ce47">
            <text:p>99,6%</text:p>
          </table:table-cell>
          <table:table-cell office:value-type="float" office:value="222504" table:style-name="ce46">
            <text:p>222.504</text:p>
          </table:table-cell>
          <table:table-cell office:value-type="percentage" office:value="1" table:style-name="ce47">
            <text:p>100,0%</text:p>
          </table:table-cell>
          <table:table-cell office:value-type="float" office:value="286493" table:style-name="ce46">
            <text:p>286.493</text:p>
          </table:table-cell>
          <table:table-cell office:value-type="percentage" office:value="0.93175121472105327" table:style-name="ce47">
            <text:p>93,2%</text:p>
          </table:table-cell>
          <table:table-cell office:value-type="float" office:value="287290" table:style-name="ce46">
            <text:p>287.290</text:p>
          </table:table-cell>
          <table:table-cell office:value-type="percentage" office:value="0.86898262276735072" table:style-name="ce47">
            <text:p>86,9%</text:p>
          </table:table-cell>
          <table:table-cell office:value-type="float" office:value="205944" table:style-name="ce46">
            <text:p>205.944</text:p>
          </table:table-cell>
          <table:table-cell office:value-type="percentage" office:value="0.77451382281375403" table:style-name="ce47">
            <text:p>77,5%</text:p>
          </table:table-cell>
          <table:table-cell office:value-type="float" office:value="173279" table:style-name="ce46">
            <text:p>173.279</text:p>
          </table:table-cell>
          <table:table-cell office:value-type="percentage" office:value="0.79453342442764197" table:style-name="ce47">
            <text:p>79,5%</text:p>
          </table:table-cell>
          <table:table-cell office:value-type="float" office:value="149947" table:style-name="ce46">
            <text:p>149.947</text:p>
          </table:table-cell>
          <table:table-cell office:value-type="percentage" office:value="0.86190306486101209" table:style-name="ce47">
            <text:p>86,2%</text:p>
          </table:table-cell>
          <table:table-cell office:value-type="float" office:value="1622159" table:style-name="ce46">
            <text:p>1.622.15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682294845597932" table:style-name="ce47">
            <text:p>89,7%</text:p>
          </table:table-cell>
          <table:table-cell office:value-type="percentage" office:value="0.79314607076692445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998" table:style-name="ce46">
            <text:p>458.998</text:p>
          </table:table-cell>
          <table:table-cell office:value-type="percentage" office:value="1" table:style-name="ce47">
            <text:p>100,0%</text:p>
          </table:table-cell>
          <table:table-cell office:value-type="float" office:value="618599" table:style-name="ce46">
            <text:p>618.599</text:p>
          </table:table-cell>
          <table:table-cell office:value-type="percentage" office:value="0.97372389389446112" table:style-name="ce47">
            <text:p>97,4%</text:p>
          </table:table-cell>
          <table:table-cell office:value-type="float" office:value="800148" table:style-name="ce46">
            <text:p>800.148</text:p>
          </table:table-cell>
          <table:table-cell office:value-type="percentage" office:value="0.95530478137118191" table:style-name="ce47">
            <text:p>95,5%</text:p>
          </table:table-cell>
          <table:table-cell office:value-type="float" office:value="1026527" table:style-name="ce46">
            <text:p>1.026.527</text:p>
          </table:table-cell>
          <table:table-cell office:value-type="percentage" office:value="0.94023246441590802" table:style-name="ce47">
            <text:p>94,0%</text:p>
          </table:table-cell>
          <table:table-cell office:value-type="float" office:value="1130540" table:style-name="ce46">
            <text:p>1.130.540</text:p>
          </table:table-cell>
          <table:table-cell office:value-type="percentage" office:value="0.85858037372176299" table:style-name="ce47">
            <text:p>85,9%</text:p>
          </table:table-cell>
          <table:table-cell office:value-type="float" office:value="781908" table:style-name="ce46">
            <text:p>781.908</text:p>
          </table:table-cell>
          <table:table-cell office:value-type="percentage" office:value="0.74848657734824608" table:style-name="ce47">
            <text:p>74,8%</text:p>
          </table:table-cell>
          <table:table-cell office:value-type="float" office:value="643643" table:style-name="ce46">
            <text:p>643.643</text:p>
          </table:table-cell>
          <table:table-cell office:value-type="percentage" office:value="0.76721438490467075" table:style-name="ce47">
            <text:p>76,7%</text:p>
          </table:table-cell>
          <table:table-cell office:value-type="float" office:value="534789" table:style-name="ce46">
            <text:p>534.789</text:p>
          </table:table-cell>
          <table:table-cell office:value-type="percentage" office:value="0.81502089410301659" table:style-name="ce47">
            <text:p>81,5%</text:p>
          </table:table-cell>
          <table:table-cell office:value-type="float" office:value="5995152" table:style-name="ce46">
            <text:p>5.995.15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286513811157251" table:style-name="ce47">
            <text:p>87,3%</text:p>
          </table:table-cell>
          <table:table-cell office:value-type="percentage" office:value="0.77053764941721459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77" table:style-name="ce46">
            <text:p>297.377</text:p>
          </table:table-cell>
          <table:table-cell office:value-type="percentage" office:value="1" table:style-name="ce47">
            <text:p>100,0%</text:p>
          </table:table-cell>
          <table:table-cell office:value-type="float" office:value="434656" table:style-name="ce46">
            <text:p>434.656</text:p>
          </table:table-cell>
          <table:table-cell office:value-type="percentage" office:value="0.99267805838369172" table:style-name="ce47">
            <text:p>99,3%</text:p>
          </table:table-cell>
          <table:table-cell office:value-type="float" office:value="570522" table:style-name="ce46">
            <text:p>570.522</text:p>
          </table:table-cell>
          <table:table-cell office:value-type="percentage" office:value="0.98242550729429268" table:style-name="ce47">
            <text:p>98,2%</text:p>
          </table:table-cell>
          <table:table-cell office:value-type="float" office:value="715390" table:style-name="ce46">
            <text:p>715.390</text:p>
          </table:table-cell>
          <table:table-cell office:value-type="percentage" office:value="0.95089415073624217" table:style-name="ce47">
            <text:p>95,1%</text:p>
          </table:table-cell>
          <table:table-cell office:value-type="float" office:value="753643" table:style-name="ce46">
            <text:p>753.643</text:p>
          </table:table-cell>
          <table:table-cell office:value-type="percentage" office:value="0.88498546245367482" table:style-name="ce47">
            <text:p>88,5%</text:p>
          </table:table-cell>
          <table:table-cell office:value-type="float" office:value="511122" table:style-name="ce46">
            <text:p>511.122</text:p>
          </table:table-cell>
          <table:table-cell office:value-type="percentage" office:value="0.78784571774726819" table:style-name="ce47">
            <text:p>78,8%</text:p>
          </table:table-cell>
          <table:table-cell office:value-type="float" office:value="426644" table:style-name="ce46">
            <text:p>426.644</text:p>
          </table:table-cell>
          <table:table-cell office:value-type="percentage" office:value="0.8266276064371878" table:style-name="ce47">
            <text:p>82,7%</text:p>
          </table:table-cell>
          <table:table-cell office:value-type="float" office:value="373207" table:style-name="ce46">
            <text:p>373.207</text:p>
          </table:table-cell>
          <table:table-cell office:value-type="percentage" office:value="0.87910423502641744" table:style-name="ce47">
            <text:p>87,9%</text:p>
          </table:table-cell>
          <table:table-cell office:value-type="float" office:value="4082561" table:style-name="ce46">
            <text:p>4.082.56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956851783652248" table:style-name="ce47">
            <text:p>91,0%</text:p>
          </table:table-cell>
          <table:table-cell office:value-type="percentage" office:value="0.80725252913925527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89" table:style-name="ce46">
            <text:p>78.289</text:p>
          </table:table-cell>
          <table:table-cell office:value-type="percentage" office:value="1" table:style-name="ce47">
            <text:p>100,0%</text:p>
          </table:table-cell>
          <table:table-cell office:value-type="float" office:value="95965" table:style-name="ce46">
            <text:p>95.965</text:p>
          </table:table-cell>
          <table:table-cell office:value-type="percentage" office:value="1" table:style-name="ce47">
            <text:p>100,0%</text:p>
          </table:table-cell>
          <table:table-cell office:value-type="float" office:value="132921" table:style-name="ce46">
            <text:p>132.921</text:p>
          </table:table-cell>
          <table:table-cell office:value-type="percentage" office:value="1" table:style-name="ce47">
            <text:p>100,0%</text:p>
          </table:table-cell>
          <table:table-cell office:value-type="float" office:value="161580" table:style-name="ce46">
            <text:p>161.580</text:p>
          </table:table-cell>
          <table:table-cell office:value-type="percentage" office:value="0.954874243570348" table:style-name="ce47">
            <text:p>95,5%</text:p>
          </table:table-cell>
          <table:table-cell office:value-type="float" office:value="146358" table:style-name="ce46">
            <text:p>146.358</text:p>
          </table:table-cell>
          <table:table-cell office:value-type="percentage" office:value="0.91763953502953088" table:style-name="ce47">
            <text:p>91,8%</text:p>
          </table:table-cell>
          <table:table-cell office:value-type="float" office:value="113292" table:style-name="ce46">
            <text:p>113.292</text:p>
          </table:table-cell>
          <table:table-cell office:value-type="percentage" office:value="0.84876272672105724" table:style-name="ce47">
            <text:p>84,9%</text:p>
          </table:table-cell>
          <table:table-cell office:value-type="float" office:value="93665" table:style-name="ce46">
            <text:p>93.665</text:p>
          </table:table-cell>
          <table:table-cell office:value-type="percentage" office:value="0.82655312389692903" table:style-name="ce47">
            <text:p>82,7%</text:p>
          </table:table-cell>
          <table:table-cell office:value-type="float" office:value="77336" table:style-name="ce46">
            <text:p>77.336</text:p>
          </table:table-cell>
          <table:table-cell office:value-type="percentage" office:value="0.9125191740412979" table:style-name="ce47">
            <text:p>91,3%</text:p>
          </table:table-cell>
          <table:table-cell office:value-type="float" office:value="899406" table:style-name="ce46">
            <text:p>899.40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333028820991838" table:style-name="ce47">
            <text:p>94,3%</text:p>
          </table:table-cell>
          <table:table-cell office:value-type="percentage" office:value="0.84531671909525208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51" table:style-name="ce46">
            <text:p>242.351</text:p>
          </table:table-cell>
          <table:table-cell office:value-type="percentage" office:value="1" table:style-name="ce47">
            <text:p>100,0%</text:p>
          </table:table-cell>
          <table:table-cell office:value-type="float" office:value="291371" table:style-name="ce46">
            <text:p>291.371</text:p>
          </table:table-cell>
          <table:table-cell office:value-type="percentage" office:value="1" table:style-name="ce47">
            <text:p>100,0%</text:p>
          </table:table-cell>
          <table:table-cell office:value-type="float" office:value="346150" table:style-name="ce46">
            <text:p>346.150</text:p>
          </table:table-cell>
          <table:table-cell office:value-type="percentage" office:value="0.99776033574786627" table:style-name="ce47">
            <text:p>99,8%</text:p>
          </table:table-cell>
          <table:table-cell office:value-type="float" office:value="391034" table:style-name="ce46">
            <text:p>391.034</text:p>
          </table:table-cell>
          <table:table-cell office:value-type="percentage" office:value="0.9634013240073025" table:style-name="ce47">
            <text:p>96,3%</text:p>
          </table:table-cell>
          <table:table-cell office:value-type="float" office:value="408232" table:style-name="ce46">
            <text:p>408.232</text:p>
          </table:table-cell>
          <table:table-cell office:value-type="percentage" office:value="0.9210574408703559" table:style-name="ce47">
            <text:p>92,1%</text:p>
          </table:table-cell>
          <table:table-cell office:value-type="float" office:value="263967" table:style-name="ce46">
            <text:p>263.967</text:p>
          </table:table-cell>
          <table:table-cell office:value-type="percentage" office:value="0.81620429921337756" table:style-name="ce47">
            <text:p>81,6%</text:p>
          </table:table-cell>
          <table:table-cell office:value-type="float" office:value="199252" table:style-name="ce46">
            <text:p>199.252</text:p>
          </table:table-cell>
          <table:table-cell office:value-type="percentage" office:value="0.86263372312008346" table:style-name="ce47">
            <text:p>86,3%</text:p>
          </table:table-cell>
          <table:table-cell office:value-type="float" office:value="169318" table:style-name="ce46">
            <text:p>169.318</text:p>
          </table:table-cell>
          <table:table-cell office:value-type="percentage" office:value="0.94061897592871391" table:style-name="ce47">
            <text:p>94,1%</text:p>
          </table:table-cell>
          <table:table-cell office:value-type="float" office:value="2311675" table:style-name="ce46">
            <text:p>2.311.67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81211058722014" table:style-name="ce47">
            <text:p>94,2%</text:p>
          </table:table-cell>
          <table:table-cell office:value-type="percentage" office:value="0.85559950537027096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77" table:style-name="ce46">
            <text:p>23.377</text:p>
          </table:table-cell>
          <table:table-cell office:value-type="percentage" office:value="1" table:style-name="ce47">
            <text:p>100,0%</text:p>
          </table:table-cell>
          <table:table-cell office:value-type="float" office:value="28673" table:style-name="ce46">
            <text:p>28.673</text:p>
          </table:table-cell>
          <table:table-cell office:value-type="percentage" office:value="1" table:style-name="ce47">
            <text:p>100,0%</text:p>
          </table:table-cell>
          <table:table-cell office:value-type="float" office:value="38072" table:style-name="ce46">
            <text:p>38.072</text:p>
          </table:table-cell>
          <table:table-cell office:value-type="percentage" office:value="1" table:style-name="ce47">
            <text:p>100,0%</text:p>
          </table:table-cell>
          <table:table-cell office:value-type="float" office:value="45433" table:style-name="ce46">
            <text:p>45.433</text:p>
          </table:table-cell>
          <table:table-cell office:value-type="percentage" office:value="0.95319318563276267" table:style-name="ce47">
            <text:p>95,3%</text:p>
          </table:table-cell>
          <table:table-cell office:value-type="float" office:value="47626" table:style-name="ce46">
            <text:p>47.626</text:p>
          </table:table-cell>
          <table:table-cell office:value-type="percentage" office:value="0.89950327686176745" table:style-name="ce47">
            <text:p>90,0%</text:p>
          </table:table-cell>
          <table:table-cell office:value-type="float" office:value="31307" table:style-name="ce46">
            <text:p>31.307</text:p>
          </table:table-cell>
          <table:table-cell office:value-type="percentage" office:value="0.79623082987868465" table:style-name="ce47">
            <text:p>79,6%</text:p>
          </table:table-cell>
          <table:table-cell office:value-type="float" office:value="24272" table:style-name="ce46">
            <text:p>24.272</text:p>
          </table:table-cell>
          <table:table-cell office:value-type="percentage" office:value="0.79690065007551381" table:style-name="ce47">
            <text:p>79,7%</text:p>
          </table:table-cell>
          <table:table-cell office:value-type="float" office:value="22125" table:style-name="ce46">
            <text:p>22.125</text:p>
          </table:table-cell>
          <table:table-cell office:value-type="percentage" office:value="0.86655961146796179" table:style-name="ce47">
            <text:p>86,7%</text:p>
          </table:table-cell>
          <table:table-cell office:value-type="float" office:value="260885" table:style-name="ce46">
            <text:p>260.88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870620135929848" table:style-name="ce47">
            <text:p>91,9%</text:p>
          </table:table-cell>
          <table:table-cell office:value-type="percentage" office:value="0.81548478653638168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117" table:style-name="ce46">
            <text:p>374.117</text:p>
          </table:table-cell>
          <table:table-cell office:value-type="percentage" office:value="1" table:style-name="ce47">
            <text:p>100,0%</text:p>
          </table:table-cell>
          <table:table-cell office:value-type="float" office:value="511364" table:style-name="ce46">
            <text:p>511.364</text:p>
          </table:table-cell>
          <table:table-cell office:value-type="percentage" office:value="0.97202522045084316" table:style-name="ce47">
            <text:p>97,2%</text:p>
          </table:table-cell>
          <table:table-cell office:value-type="float" office:value="689648" table:style-name="ce46">
            <text:p>689.648</text:p>
          </table:table-cell>
          <table:table-cell office:value-type="percentage" office:value="0.98055658637638754" table:style-name="ce47">
            <text:p>98,1%</text:p>
          </table:table-cell>
          <table:table-cell office:value-type="float" office:value="942365" table:style-name="ce46">
            <text:p>942.365</text:p>
          </table:table-cell>
          <table:table-cell office:value-type="percentage" office:value="0.96873095027359646" table:style-name="ce47">
            <text:p>96,9%</text:p>
          </table:table-cell>
          <table:table-cell office:value-type="float" office:value="1034463" table:style-name="ce46">
            <text:p>1.034.463</text:p>
          </table:table-cell>
          <table:table-cell office:value-type="percentage" office:value="0.8872116030330085" table:style-name="ce47">
            <text:p>88,7%</text:p>
          </table:table-cell>
          <table:table-cell office:value-type="float" office:value="751009" table:style-name="ce46">
            <text:p>751.009</text:p>
          </table:table-cell>
          <table:table-cell office:value-type="percentage" office:value="0.79083547449559832" table:style-name="ce47">
            <text:p>79,1%</text:p>
          </table:table-cell>
          <table:table-cell office:value-type="float" office:value="603047" table:style-name="ce46">
            <text:p>603.047</text:p>
          </table:table-cell>
          <table:table-cell office:value-type="percentage" office:value="0.81221185898515103" table:style-name="ce47">
            <text:p>81,2%</text:p>
          </table:table-cell>
          <table:table-cell office:value-type="float" office:value="456194" table:style-name="ce46">
            <text:p>456.194</text:p>
          </table:table-cell>
          <table:table-cell office:value-type="percentage" office:value="0.82413619924052739" table:style-name="ce47">
            <text:p>82,4%</text:p>
          </table:table-cell>
          <table:table-cell office:value-type="float" office:value="5362207" table:style-name="ce46">
            <text:p>5.362.20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699958363562549" table:style-name="ce47">
            <text:p>89,7%</text:p>
          </table:table-cell>
          <table:table-cell office:value-type="percentage" office:value="0.79089905319969889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86" table:style-name="ce46">
            <text:p>73.986</text:p>
          </table:table-cell>
          <table:table-cell office:value-type="percentage" office:value="1" table:style-name="ce47">
            <text:p>100,0%</text:p>
          </table:table-cell>
          <table:table-cell office:value-type="float" office:value="103353" table:style-name="ce46">
            <text:p>103.353</text:p>
          </table:table-cell>
          <table:table-cell office:value-type="percentage" office:value="1" table:style-name="ce47">
            <text:p>100,0%</text:p>
          </table:table-cell>
          <table:table-cell office:value-type="float" office:value="148390" table:style-name="ce46">
            <text:p>148.390</text:p>
          </table:table-cell>
          <table:table-cell office:value-type="percentage" office:value="1" table:style-name="ce47">
            <text:p>100,0%</text:p>
          </table:table-cell>
          <table:table-cell office:value-type="float" office:value="207608" table:style-name="ce46">
            <text:p>207.608</text:p>
          </table:table-cell>
          <table:table-cell office:value-type="percentage" office:value="0.97351539933225795" table:style-name="ce47">
            <text:p>97,4%</text:p>
          </table:table-cell>
          <table:table-cell office:value-type="float" office:value="232006" table:style-name="ce46">
            <text:p>232.006</text:p>
          </table:table-cell>
          <table:table-cell office:value-type="percentage" office:value="0.91284520985060413" table:style-name="ce47">
            <text:p>91,3%</text:p>
          </table:table-cell>
          <table:table-cell office:value-type="float" office:value="167738" table:style-name="ce46">
            <text:p>167.738</text:p>
          </table:table-cell>
          <table:table-cell office:value-type="percentage" office:value="0.80256264264149313" table:style-name="ce47">
            <text:p>80,3%</text:p>
          </table:table-cell>
          <table:table-cell office:value-type="float" office:value="141612" table:style-name="ce46">
            <text:p>141.612</text:p>
          </table:table-cell>
          <table:table-cell office:value-type="percentage" office:value="0.82214016998745998" table:style-name="ce47">
            <text:p>82,2%</text:p>
          </table:table-cell>
          <table:table-cell office:value-type="float" office:value="120130" table:style-name="ce46">
            <text:p>120.130</text:p>
          </table:table-cell>
          <table:table-cell office:value-type="percentage" office:value="0.84661789786742214" table:style-name="ce47">
            <text:p>84,7%</text:p>
          </table:table-cell>
          <table:table-cell office:value-type="float" office:value="1194823" table:style-name="ce46">
            <text:p>1.194.82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1983250606616" table:style-name="ce47">
            <text:p>91,2%</text:p>
          </table:table-cell>
          <table:table-cell office:value-type="percentage" office:value="0.79061850083143037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8" table:style-name="ce46">
            <text:p>42.518</text:p>
          </table:table-cell>
          <table:table-cell office:value-type="percentage" office:value="1" table:style-name="ce47">
            <text:p>100,0%</text:p>
          </table:table-cell>
          <table:table-cell office:value-type="float" office:value="55904" table:style-name="ce46">
            <text:p>55.904</text:p>
          </table:table-cell>
          <table:table-cell office:value-type="percentage" office:value="1" table:style-name="ce47">
            <text:p>100,0%</text:p>
          </table:table-cell>
          <table:table-cell office:value-type="float" office:value="72304" table:style-name="ce46">
            <text:p>72.304</text:p>
          </table:table-cell>
          <table:table-cell office:value-type="percentage" office:value="0.97914522506906454" table:style-name="ce47">
            <text:p>97,9%</text:p>
          </table:table-cell>
          <table:table-cell office:value-type="float" office:value="91944" table:style-name="ce46">
            <text:p>91.944</text:p>
          </table:table-cell>
          <table:table-cell office:value-type="percentage" office:value="0.95087595921153334" table:style-name="ce47">
            <text:p>95,1%</text:p>
          </table:table-cell>
          <table:table-cell office:value-type="float" office:value="95391" table:style-name="ce46">
            <text:p>95.391</text:p>
          </table:table-cell>
          <table:table-cell office:value-type="percentage" office:value="0.88323364382141067" table:style-name="ce47">
            <text:p>88,3%</text:p>
          </table:table-cell>
          <table:table-cell office:value-type="float" office:value="64144" table:style-name="ce46">
            <text:p>64.144</text:p>
          </table:table-cell>
          <table:table-cell office:value-type="percentage" office:value="0.78858140421189804" table:style-name="ce47">
            <text:p>78,9%</text:p>
          </table:table-cell>
          <table:table-cell office:value-type="float" office:value="57186" table:style-name="ce46">
            <text:p>57.186</text:p>
          </table:table-cell>
          <table:table-cell office:value-type="percentage" office:value="0.83940287991545204" table:style-name="ce47">
            <text:p>83,9%</text:p>
          </table:table-cell>
          <table:table-cell office:value-type="float" office:value="49186" table:style-name="ce46">
            <text:p>49.186</text:p>
          </table:table-cell>
          <table:table-cell office:value-type="percentage" office:value="0.8722777896006243" table:style-name="ce47">
            <text:p>87,2%</text:p>
          </table:table-cell>
          <table:table-cell office:value-type="float" office:value="528577" table:style-name="ce46">
            <text:p>528.57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921710352040241" table:style-name="ce47">
            <text:p>90,9%</text:p>
          </table:table-cell>
          <table:table-cell office:value-type="percentage" office:value="0.79942437730358729" table:style-name="ce47">
            <text:p>7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30" table:style-name="ce46">
            <text:p>164.230</text:p>
          </table:table-cell>
          <table:table-cell office:value-type="percentage" office:value="1" table:style-name="ce47">
            <text:p>100,0%</text:p>
          </table:table-cell>
          <table:table-cell office:value-type="float" office:value="213786" table:style-name="ce46">
            <text:p>213.786</text:p>
          </table:table-cell>
          <table:table-cell office:value-type="percentage" office:value="1" table:style-name="ce47">
            <text:p>100,0%</text:p>
          </table:table-cell>
          <table:table-cell office:value-type="float" office:value="278639" table:style-name="ce46">
            <text:p>278.639</text:p>
          </table:table-cell>
          <table:table-cell office:value-type="percentage" office:value="0.99471653118853054" table:style-name="ce47">
            <text:p>99,5%</text:p>
          </table:table-cell>
          <table:table-cell office:value-type="float" office:value="324072" table:style-name="ce46">
            <text:p>324.072</text:p>
          </table:table-cell>
          <table:table-cell office:value-type="percentage" office:value="0.95321742353159189" table:style-name="ce47">
            <text:p>95,3%</text:p>
          </table:table-cell>
          <table:table-cell office:value-type="float" office:value="320815" table:style-name="ce46">
            <text:p>320.815</text:p>
          </table:table-cell>
          <table:table-cell office:value-type="percentage" office:value="0.88590379777595529" table:style-name="ce47">
            <text:p>88,6%</text:p>
          </table:table-cell>
          <table:table-cell office:value-type="float" office:value="203479" table:style-name="ce46">
            <text:p>203.479</text:p>
          </table:table-cell>
          <table:table-cell office:value-type="percentage" office:value="0.78098049074433007" table:style-name="ce47">
            <text:p>78,1%</text:p>
          </table:table-cell>
          <table:table-cell office:value-type="float" office:value="164451" table:style-name="ce46">
            <text:p>164.451</text:p>
          </table:table-cell>
          <table:table-cell office:value-type="percentage" office:value="0.8159963083152223" table:style-name="ce47">
            <text:p>81,6%</text:p>
          </table:table-cell>
          <table:table-cell office:value-type="float" office:value="147006" table:style-name="ce46">
            <text:p>147.006</text:p>
          </table:table-cell>
          <table:table-cell office:value-type="percentage" office:value="0.87189068004697345" table:style-name="ce47">
            <text:p>87,2%</text:p>
          </table:table-cell>
          <table:table-cell office:value-type="float" office:value="1816478" table:style-name="ce46">
            <text:p>1.816.47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558981281216245" table:style-name="ce47">
            <text:p>91,6%</text:p>
          </table:table-cell>
          <table:table-cell office:value-type="percentage" office:value="0.81804761441546603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2" table:style-name="ce46">
            <text:p>2.402</text:p>
          </table:table-cell>
          <table:table-cell office:value-type="percentage" office:value="0.92207293666026868" table:style-name="ce47">
            <text:p>92,2%</text:p>
          </table:table-cell>
          <table:table-cell office:value-type="float" office:value="3897" table:style-name="ce46">
            <text:p>3.897</text:p>
          </table:table-cell>
          <table:table-cell office:value-type="percentage" office:value="0.90250115794349239" table:style-name="ce47">
            <text:p>90,3%</text:p>
          </table:table-cell>
          <table:table-cell office:value-type="float" office:value="7671" table:style-name="ce46">
            <text:p>7.671</text:p>
          </table:table-cell>
          <table:table-cell office:value-type="percentage" office:value="0.9763268423062238" table:style-name="ce47">
            <text:p>97,6%</text:p>
          </table:table-cell>
          <table:table-cell office:value-type="float" office:value="10608" table:style-name="ce46">
            <text:p>10.608</text:p>
          </table:table-cell>
          <table:table-cell office:value-type="percentage" office:value="0.91796469366562827" table:style-name="ce47">
            <text:p>91,8%</text:p>
          </table:table-cell>
          <table:table-cell office:value-type="float" office:value="11189" table:style-name="ce46">
            <text:p>11.189</text:p>
          </table:table-cell>
          <table:table-cell office:value-type="percentage" office:value="0.88506565416864424" table:style-name="ce47">
            <text:p>88,5%</text:p>
          </table:table-cell>
          <table:table-cell office:value-type="float" office:value="9288" table:style-name="ce46">
            <text:p>9.288</text:p>
          </table:table-cell>
          <table:table-cell office:value-type="percentage" office:value="0.78089793173028421" table:style-name="ce47">
            <text:p>78,1%</text:p>
          </table:table-cell>
          <table:table-cell office:value-type="float" office:value="9292" table:style-name="ce46">
            <text:p>9.292</text:p>
          </table:table-cell>
          <table:table-cell office:value-type="percentage" office:value="0.84726907996717427" table:style-name="ce47">
            <text:p>84,7%</text:p>
          </table:table-cell>
          <table:table-cell office:value-type="float" office:value="8606" table:style-name="ce46">
            <text:p>8.606</text:p>
          </table:table-cell>
          <table:table-cell office:value-type="percentage" office:value="0.94301994301994307" table:style-name="ce47">
            <text:p>94,3%</text:p>
          </table:table-cell>
          <table:table-cell office:value-type="float" office:value="62953" table:style-name="ce46">
            <text:p>62.95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709927429014301" table:style-name="ce47">
            <text:p>88,7%</text:p>
          </table:table-cell>
          <table:table-cell office:value-type="percentage" office:value="0.74764257381059829" table:style-name="ce47">
            <text:p>7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7" table:style-name="ce46">
            <text:p>2.017</text:p>
          </table:table-cell>
          <table:table-cell office:value-type="percentage" office:value="0.85866326096211154" table:style-name="ce47">
            <text:p>85,9%</text:p>
          </table:table-cell>
          <table:table-cell office:value-type="float" office:value="3322" table:style-name="ce46">
            <text:p>3.322</text:p>
          </table:table-cell>
          <table:table-cell office:value-type="percentage" office:value="0.88633938100320175" table:style-name="ce47">
            <text:p>88,6%</text:p>
          </table:table-cell>
          <table:table-cell office:value-type="float" office:value="7195" table:style-name="ce46">
            <text:p>7.195</text:p>
          </table:table-cell>
          <table:table-cell office:value-type="percentage" office:value="0.91925386482688132" table:style-name="ce47">
            <text:p>91,9%</text:p>
          </table:table-cell>
          <table:table-cell office:value-type="float" office:value="9720" table:style-name="ce46">
            <text:p>9.720</text:p>
          </table:table-cell>
          <table:table-cell office:value-type="percentage" office:value="0.86025311974511021" table:style-name="ce47">
            <text:p>86,0%</text:p>
          </table:table-cell>
          <table:table-cell office:value-type="float" office:value="10113" table:style-name="ce46">
            <text:p>10.113</text:p>
          </table:table-cell>
          <table:table-cell office:value-type="percentage" office:value="0.84260956507248796" table:style-name="ce47">
            <text:p>84,3%</text:p>
          </table:table-cell>
          <table:table-cell office:value-type="float" office:value="8705" table:style-name="ce46">
            <text:p>8.705</text:p>
          </table:table-cell>
          <table:table-cell office:value-type="percentage" office:value="0.71746476551553617" table:style-name="ce47">
            <text:p>71,7%</text:p>
          </table:table-cell>
          <table:table-cell office:value-type="float" office:value="8897" table:style-name="ce46">
            <text:p>8.897</text:p>
          </table:table-cell>
          <table:table-cell office:value-type="percentage" office:value="0.74172571904960405" table:style-name="ce47">
            <text:p>74,2%</text:p>
          </table:table-cell>
          <table:table-cell office:value-type="float" office:value="8091" table:style-name="ce46">
            <text:p>8.091</text:p>
          </table:table-cell>
          <table:table-cell office:value-type="percentage" office:value="0.84510131606434091" table:style-name="ce47">
            <text:p>84,5%</text:p>
          </table:table-cell>
          <table:table-cell office:value-type="float" office:value="58060" table:style-name="ce46">
            <text:p>58.06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858812581950458" table:style-name="ce47">
            <text:p>81,9%</text:p>
          </table:table-cell>
          <table:table-cell office:value-type="percentage" office:value="0.66677385272635403" table:style-name="ce47">
            <text:p>66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0" table:style-name="ce46">
            <text:p>3.670</text:p>
          </table:table-cell>
          <table:table-cell office:value-type="string" table:style-name="ce47">
            <text:p>-</text:p>
          </table:table-cell>
          <table:table-cell office:value-type="float" office:value="9763" table:style-name="ce46">
            <text:p>9.763</text:p>
          </table:table-cell>
          <table:table-cell office:value-type="string" table:style-name="ce47">
            <text:p>-</text:p>
          </table:table-cell>
          <table:table-cell office:value-type="float" office:value="22768" table:style-name="ce46">
            <text:p>22.768</text:p>
          </table:table-cell>
          <table:table-cell office:value-type="string" table:style-name="ce47">
            <text:p>-</text:p>
          </table:table-cell>
          <table:table-cell office:value-type="float" office:value="32821" table:style-name="ce46">
            <text:p>32.821</text:p>
          </table:table-cell>
          <table:table-cell office:value-type="string" table:style-name="ce47">
            <text:p>-</text:p>
          </table:table-cell>
          <table:table-cell office:value-type="float" office:value="24866" table:style-name="ce46">
            <text:p>24.866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95130" table:style-name="ce46">
            <text:p>95.13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0" table:style-name="ce49">
            <text:p>40</text:p>
          </table:table-cell>
          <table:table-cell office:value-type="string" table:style-name="ce50">
            <text:p>-</text:p>
          </table:table-cell>
          <table:table-cell office:value-type="float" office:value="237" table:style-name="ce49">
            <text:p>237</text:p>
          </table:table-cell>
          <table:table-cell office:value-type="string" table:style-name="ce50">
            <text:p>-</text:p>
          </table:table-cell>
          <table:table-cell office:value-type="float" office:value="716" table:style-name="ce49">
            <text:p>716</text:p>
          </table:table-cell>
          <table:table-cell office:value-type="string" table:style-name="ce50">
            <text:p>-</text:p>
          </table:table-cell>
          <table:table-cell office:value-type="float" office:value="1369" table:style-name="ce49">
            <text:p>1.369</text:p>
          </table:table-cell>
          <table:table-cell office:value-type="string" table:style-name="ce50">
            <text:p>-</text:p>
          </table:table-cell>
          <table:table-cell office:value-type="float" office:value="1615" table:style-name="ce49">
            <text:p>1.615</text:p>
          </table:table-cell>
          <table:table-cell office:value-type="string" table:style-name="ce50">
            <text:p>-</text:p>
          </table:table-cell>
          <table:table-cell office:value-type="float" office:value="1335" table:style-name="ce49">
            <text:p>1.335</text:p>
          </table:table-cell>
          <table:table-cell office:value-type="string" table:style-name="ce50">
            <text:p>-</text:p>
          </table:table-cell>
          <table:table-cell office:value-type="float" office:value="175" table:style-name="ce49">
            <text:p>175</text:p>
          </table:table-cell>
          <table:table-cell office:value-type="string" table:style-name="ce50">
            <text:p>-</text:p>
          </table:table-cell>
          <table:table-cell office:value-type="float" office:value="5515" table:style-name="ce49">
            <text:p>5.51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8623" table:style-name="ce53">
            <text:p>2.938.623</text:p>
          </table:table-cell>
          <table:table-cell office:value-type="percentage" office:value="1" table:style-name="ce54">
            <text:p>100,0%</text:p>
          </table:table-cell>
          <table:table-cell office:value-type="float" office:value="3944406" table:style-name="ce53">
            <text:p>3.944.406</text:p>
          </table:table-cell>
          <table:table-cell office:value-type="percentage" office:value="0.99605080245300248" table:style-name="ce54">
            <text:p>99,6%</text:p>
          </table:table-cell>
          <table:table-cell office:value-type="float" office:value="5283423" table:style-name="ce53">
            <text:p>5.283.423</text:p>
          </table:table-cell>
          <table:table-cell office:value-type="percentage" office:value="0.98996381103491748" table:style-name="ce54">
            <text:p>99,0%</text:p>
          </table:table-cell>
          <table:table-cell office:value-type="float" office:value="6688637" table:style-name="ce53">
            <text:p>6.688.637</text:p>
          </table:table-cell>
          <table:table-cell office:value-type="percentage" office:value="0.95099473846296467" table:style-name="ce54">
            <text:p>95,1%</text:p>
          </table:table-cell>
          <table:table-cell office:value-type="float" office:value="6988997" table:style-name="ce53">
            <text:p>6.988.997</text:p>
          </table:table-cell>
          <table:table-cell office:value-type="percentage" office:value="0.88560946721868705" table:style-name="ce54">
            <text:p>88,6%</text:p>
          </table:table-cell>
          <table:table-cell office:value-type="float" office:value="4921448" table:style-name="ce53">
            <text:p>4.921.448</text:p>
          </table:table-cell>
          <table:table-cell office:value-type="percentage" office:value="0.78990845375491758" table:style-name="ce54">
            <text:p>79,0%</text:p>
          </table:table-cell>
          <table:table-cell office:value-type="float" office:value="4014422" table:style-name="ce53">
            <text:p>4.014.422</text:p>
          </table:table-cell>
          <table:table-cell office:value-type="percentage" office:value="0.81187346298213825" table:style-name="ce54">
            <text:p>81,2%</text:p>
          </table:table-cell>
          <table:table-cell office:value-type="float" office:value="3350759" table:style-name="ce53">
            <text:p>3.350.759</text:p>
          </table:table-cell>
          <table:table-cell office:value-type="percentage" office:value="0.86166869734403861" table:style-name="ce54">
            <text:p>86,2%</text:p>
          </table:table-cell>
          <table:table-cell office:value-type="float" office:value="38130715" table:style-name="ce53">
            <text:p>38.130.71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529134889371699" table:style-name="ce54">
            <text:p>90,5%</text:p>
          </table:table-cell>
          <table:table-cell office:value-type="percentage" office:value="0.80358432350817299" table:style-name="ce54">
            <text:p>80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833" table:style-name="ce43">
            <text:p>428.833</text:p>
          </table:table-cell>
          <table:table-cell office:value-type="percentage" office:value="1" table:style-name="ce44">
            <text:p>100,0%</text:p>
          </table:table-cell>
          <table:table-cell office:value-type="float" office:value="649684" table:style-name="ce43">
            <text:p>649.684</text:p>
          </table:table-cell>
          <table:table-cell office:value-type="percentage" office:value="0.99892832047676672" table:style-name="ce44">
            <text:p>99,9%</text:p>
          </table:table-cell>
          <table:table-cell office:value-type="float" office:value="922250" table:style-name="ce43">
            <text:p>922.250</text:p>
          </table:table-cell>
          <table:table-cell office:value-type="percentage" office:value="1.0066615947004138" table:style-name="ce44">
            <text:p>100,7%</text:p>
          </table:table-cell>
          <table:table-cell office:value-type="float" office:value="1207327" table:style-name="ce43">
            <text:p>1.207.327</text:p>
          </table:table-cell>
          <table:table-cell office:value-type="percentage" office:value="0.95439285197637036" table:style-name="ce44">
            <text:p>95,4%</text:p>
          </table:table-cell>
          <table:table-cell office:value-type="float" office:value="1239233" table:style-name="ce43">
            <text:p>1.239.233</text:p>
          </table:table-cell>
          <table:table-cell office:value-type="percentage" office:value="0.89467942710852677" table:style-name="ce44">
            <text:p>89,5%</text:p>
          </table:table-cell>
          <table:table-cell office:value-type="float" office:value="910783" table:style-name="ce43">
            <text:p>910.783</text:p>
          </table:table-cell>
          <table:table-cell office:value-type="percentage" office:value="0.79878040758908175" table:style-name="ce44">
            <text:p>79,9%</text:p>
          </table:table-cell>
          <table:table-cell office:value-type="float" office:value="745630" table:style-name="ce43">
            <text:p>745.630</text:p>
          </table:table-cell>
          <table:table-cell office:value-type="percentage" office:value="0.80289919368732987" table:style-name="ce44">
            <text:p>80,3%</text:p>
          </table:table-cell>
          <table:table-cell office:value-type="float" office:value="654533" table:style-name="ce43">
            <text:p>654.533</text:p>
          </table:table-cell>
          <table:table-cell office:value-type="percentage" office:value="0.86934110056089264" table:style-name="ce44">
            <text:p>86,9%</text:p>
          </table:table-cell>
          <table:table-cell office:value-type="float" office:value="6758273" table:style-name="ce43">
            <text:p>6.758.27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691031572167113" table:style-name="ce44">
            <text:p>90,7%</text:p>
          </table:table-cell>
          <table:table-cell office:value-type="percentage" office:value="0.79843393710442467" table:style-name="ce44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98" table:style-name="ce46">
            <text:p>99.998</text:p>
          </table:table-cell>
          <table:table-cell office:value-type="percentage" office:value="1" table:style-name="ce47">
            <text:p>100,0%</text:p>
          </table:table-cell>
          <table:table-cell office:value-type="float" office:value="118585" table:style-name="ce46">
            <text:p>118.585</text:p>
          </table:table-cell>
          <table:table-cell office:value-type="percentage" office:value="0.99688958009331263" table:style-name="ce47">
            <text:p>99,7%</text:p>
          </table:table-cell>
          <table:table-cell office:value-type="float" office:value="152655" table:style-name="ce46">
            <text:p>152.655</text:p>
          </table:table-cell>
          <table:table-cell office:value-type="percentage" office:value="0.97626097578133497" table:style-name="ce47">
            <text:p>97,6%</text:p>
          </table:table-cell>
          <table:table-cell office:value-type="float" office:value="184146" table:style-name="ce46">
            <text:p>184.146</text:p>
          </table:table-cell>
          <table:table-cell office:value-type="percentage" office:value="0.92878254466222143" table:style-name="ce47">
            <text:p>92,9%</text:p>
          </table:table-cell>
          <table:table-cell office:value-type="float" office:value="185494" table:style-name="ce46">
            <text:p>185.494</text:p>
          </table:table-cell>
          <table:table-cell office:value-type="percentage" office:value="0.86299158381524399" table:style-name="ce47">
            <text:p>86,3%</text:p>
          </table:table-cell>
          <table:table-cell office:value-type="float" office:value="122567" table:style-name="ce46">
            <text:p>122.567</text:p>
          </table:table-cell>
          <table:table-cell office:value-type="percentage" office:value="0.74605870250660433" table:style-name="ce47">
            <text:p>74,6%</text:p>
          </table:table-cell>
          <table:table-cell office:value-type="float" office:value="100653" table:style-name="ce46">
            <text:p>100.653</text:p>
          </table:table-cell>
          <table:table-cell office:value-type="percentage" office:value="0.77187291508500699" table:style-name="ce47">
            <text:p>77,2%</text:p>
          </table:table-cell>
          <table:table-cell office:value-type="float" office:value="85630" table:style-name="ce46">
            <text:p>85.630</text:p>
          </table:table-cell>
          <table:table-cell office:value-type="percentage" office:value="0.83048036543851655" table:style-name="ce47">
            <text:p>83,0%</text:p>
          </table:table-cell>
          <table:table-cell office:value-type="float" office:value="1049728" table:style-name="ce46">
            <text:p>1.049.728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574625316630862" table:style-name="ce47">
            <text:p>88,6%</text:p>
          </table:table-cell>
          <table:table-cell office:value-type="percentage" office:value="0.78963074069254269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3" table:style-name="ce46">
            <text:p>88.19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1" table:style-name="ce46">
            <text:p>113.96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5" table:style-name="ce46">
            <text:p>147.425</text:p>
          </table:table-cell>
          <table:table-cell office:value-type="percentage" office:value="0.98511880897014403" table:style-name="ce47">
            <text:p>98,5%</text:p>
          </table:table-cell>
          <table:table-cell office:value-type="float" office:value="152501" table:style-name="ce46">
            <text:p>152.501</text:p>
          </table:table-cell>
          <table:table-cell office:value-type="percentage" office:value="0.93763103692090133" table:style-name="ce47">
            <text:p>93,8%</text:p>
          </table:table-cell>
          <table:table-cell office:value-type="float" office:value="149841" table:style-name="ce46">
            <text:p>149.841</text:p>
          </table:table-cell>
          <table:table-cell office:value-type="percentage" office:value="0.8972891079266796" table:style-name="ce47">
            <text:p>89,7%</text:p>
          </table:table-cell>
          <table:table-cell office:value-type="float" office:value="89510" table:style-name="ce46">
            <text:p>89.510</text:p>
          </table:table-cell>
          <table:table-cell office:value-type="percentage" office:value="0.78208141475391213" table:style-name="ce47">
            <text:p>78,2%</text:p>
          </table:table-cell>
          <table:table-cell office:value-type="float" office:value="65141" table:style-name="ce46">
            <text:p>65.141</text:p>
          </table:table-cell>
          <table:table-cell office:value-type="percentage" office:value="0.82341267333240642" table:style-name="ce47">
            <text:p>82,3%</text:p>
          </table:table-cell>
          <table:table-cell office:value-type="float" office:value="59598" table:style-name="ce46">
            <text:p>59.598</text:p>
          </table:table-cell>
          <table:table-cell office:value-type="percentage" office:value="0.93121874999999998" table:style-name="ce47">
            <text:p>93,1%</text:p>
          </table:table-cell>
          <table:table-cell office:value-type="float" office:value="866170" table:style-name="ce46">
            <text:p>866.17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44936167387815" table:style-name="ce47">
            <text:p>92,7%</text:p>
          </table:table-cell>
          <table:table-cell office:value-type="percentage" office:value="0.85019984609102617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930" table:style-name="ce46">
            <text:p>50.930</text:p>
          </table:table-cell>
          <table:table-cell office:value-type="percentage" office:value="1" table:style-name="ce47">
            <text:p>100,0%</text:p>
          </table:table-cell>
          <table:table-cell office:value-type="float" office:value="78878" table:style-name="ce46">
            <text:p>78.878</text:p>
          </table:table-cell>
          <table:table-cell office:value-type="percentage" office:value="0.9796562173977843" table:style-name="ce47">
            <text:p>98,0%</text:p>
          </table:table-cell>
          <table:table-cell office:value-type="float" office:value="109527" table:style-name="ce46">
            <text:p>109.527</text:p>
          </table:table-cell>
          <table:table-cell office:value-type="percentage" office:value="0.93428359392993321" table:style-name="ce47">
            <text:p>93,4%</text:p>
          </table:table-cell>
          <table:table-cell office:value-type="float" office:value="148954" table:style-name="ce46">
            <text:p>148.954</text:p>
          </table:table-cell>
          <table:table-cell office:value-type="percentage" office:value="0.898411913363933" table:style-name="ce47">
            <text:p>89,8%</text:p>
          </table:table-cell>
          <table:table-cell office:value-type="float" office:value="165679" table:style-name="ce46">
            <text:p>165.679</text:p>
          </table:table-cell>
          <table:table-cell office:value-type="percentage" office:value="0.80359602661855145" table:style-name="ce47">
            <text:p>80,4%</text:p>
          </table:table-cell>
          <table:table-cell office:value-type="float" office:value="123829" table:style-name="ce46">
            <text:p>123.829</text:p>
          </table:table-cell>
          <table:table-cell office:value-type="percentage" office:value="0.67968076756299844" table:style-name="ce47">
            <text:p>68,0%</text:p>
          </table:table-cell>
          <table:table-cell office:value-type="float" office:value="94354" table:style-name="ce46">
            <text:p>94.354</text:p>
          </table:table-cell>
          <table:table-cell office:value-type="percentage" office:value="0.68401212103637765" table:style-name="ce47">
            <text:p>68,4%</text:p>
          </table:table-cell>
          <table:table-cell office:value-type="float" office:value="73051" table:style-name="ce46">
            <text:p>73.051</text:p>
          </table:table-cell>
          <table:table-cell office:value-type="percentage" office:value="0.7650921658986175" table:style-name="ce47">
            <text:p>76,5%</text:p>
          </table:table-cell>
          <table:table-cell office:value-type="float" office:value="845202" table:style-name="ce46">
            <text:p>845.20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672524102130994" table:style-name="ce47">
            <text:p>81,7%</text:p>
          </table:table-cell>
          <table:table-cell office:value-type="percentage" office:value="0.72144342973326625" table:style-name="ce47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31" table:style-name="ce46">
            <text:p>92.031</text:p>
          </table:table-cell>
          <table:table-cell office:value-type="percentage" office:value="1" table:style-name="ce47">
            <text:p>100,0%</text:p>
          </table:table-cell>
          <table:table-cell office:value-type="float" office:value="150386" table:style-name="ce46">
            <text:p>150.386</text:p>
          </table:table-cell>
          <table:table-cell office:value-type="percentage" office:value="0.97317690301622328" table:style-name="ce47">
            <text:p>97,3%</text:p>
          </table:table-cell>
          <table:table-cell office:value-type="float" office:value="221184" table:style-name="ce46">
            <text:p>221.184</text:p>
          </table:table-cell>
          <table:table-cell office:value-type="percentage" office:value="0.94084018171609407" table:style-name="ce47">
            <text:p>94,1%</text:p>
          </table:table-cell>
          <table:table-cell office:value-type="float" office:value="318613" table:style-name="ce46">
            <text:p>318.613</text:p>
          </table:table-cell>
          <table:table-cell office:value-type="percentage" office:value="0.90899313004975579" table:style-name="ce47">
            <text:p>90,9%</text:p>
          </table:table-cell>
          <table:table-cell office:value-type="float" office:value="314304" table:style-name="ce46">
            <text:p>314.304</text:p>
          </table:table-cell>
          <table:table-cell office:value-type="percentage" office:value="0.81022055866613052" table:style-name="ce47">
            <text:p>81,0%</text:p>
          </table:table-cell>
          <table:table-cell office:value-type="float" office:value="223066" table:style-name="ce46">
            <text:p>223.066</text:p>
          </table:table-cell>
          <table:table-cell office:value-type="percentage" office:value="0.71740626628159032" table:style-name="ce47">
            <text:p>71,7%</text:p>
          </table:table-cell>
          <table:table-cell office:value-type="float" office:value="179330" table:style-name="ce46">
            <text:p>179.330</text:p>
          </table:table-cell>
          <table:table-cell office:value-type="percentage" office:value="0.7123393234504346" table:style-name="ce47">
            <text:p>71,2%</text:p>
          </table:table-cell>
          <table:table-cell office:value-type="float" office:value="145439" table:style-name="ce46">
            <text:p>145.439</text:p>
          </table:table-cell>
          <table:table-cell office:value-type="percentage" office:value="0.80890671145792203" table:style-name="ce47">
            <text:p>80,9%</text:p>
          </table:table-cell>
          <table:table-cell office:value-type="float" office:value="1644353" table:style-name="ce46">
            <text:p>1.644.35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862444116456047" table:style-name="ce47">
            <text:p>83,9%</text:p>
          </table:table-cell>
          <table:table-cell office:value-type="percentage" office:value="0.75569359985882045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16" table:style-name="ce46">
            <text:p>41.916</text:p>
          </table:table-cell>
          <table:table-cell office:value-type="percentage" office:value="1" table:style-name="ce47">
            <text:p>100,0%</text:p>
          </table:table-cell>
          <table:table-cell office:value-type="float" office:value="55727" table:style-name="ce46">
            <text:p>55.727</text:p>
          </table:table-cell>
          <table:table-cell office:value-type="percentage" office:value="1" table:style-name="ce47">
            <text:p>100,0%</text:p>
          </table:table-cell>
          <table:table-cell office:value-type="float" office:value="76317" table:style-name="ce46">
            <text:p>76.317</text:p>
          </table:table-cell>
          <table:table-cell office:value-type="percentage" office:value="0.98670890167431635" table:style-name="ce47">
            <text:p>98,7%</text:p>
          </table:table-cell>
          <table:table-cell office:value-type="float" office:value="83831" table:style-name="ce46">
            <text:p>83.831</text:p>
          </table:table-cell>
          <table:table-cell office:value-type="percentage" office:value="0.93182828687030372" table:style-name="ce47">
            <text:p>93,2%</text:p>
          </table:table-cell>
          <table:table-cell office:value-type="float" office:value="87243" table:style-name="ce46">
            <text:p>87.243</text:p>
          </table:table-cell>
          <table:table-cell office:value-type="percentage" office:value="0.89233806216694456" table:style-name="ce47">
            <text:p>89,2%</text:p>
          </table:table-cell>
          <table:table-cell office:value-type="float" office:value="53935" table:style-name="ce46">
            <text:p>53.935</text:p>
          </table:table-cell>
          <table:table-cell office:value-type="percentage" office:value="0.7653285655499269" table:style-name="ce47">
            <text:p>76,5%</text:p>
          </table:table-cell>
          <table:table-cell office:value-type="float" office:value="40407" table:style-name="ce46">
            <text:p>40.407</text:p>
          </table:table-cell>
          <table:table-cell office:value-type="percentage" office:value="0.80005940005940002" table:style-name="ce47">
            <text:p>80,0%</text:p>
          </table:table-cell>
          <table:table-cell office:value-type="float" office:value="38608" table:style-name="ce46">
            <text:p>38.608</text:p>
          </table:table-cell>
          <table:table-cell office:value-type="percentage" office:value="0.87819302595364279" table:style-name="ce47">
            <text:p>87,8%</text:p>
          </table:table-cell>
          <table:table-cell office:value-type="float" office:value="477984" table:style-name="ce46">
            <text:p>477.98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196217710593042" table:style-name="ce47">
            <text:p>91,2%</text:p>
          </table:table-cell>
          <table:table-cell office:value-type="percentage" office:value="0.82000325953628805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931" table:style-name="ce46">
            <text:p>226.931</text:p>
          </table:table-cell>
          <table:table-cell office:value-type="percentage" office:value="1" table:style-name="ce47">
            <text:p>100,0%</text:p>
          </table:table-cell>
          <table:table-cell office:value-type="float" office:value="249144" table:style-name="ce46">
            <text:p>249.144</text:p>
          </table:table-cell>
          <table:table-cell office:value-type="percentage" office:value="1" table:style-name="ce47">
            <text:p>100,0%</text:p>
          </table:table-cell>
          <table:table-cell office:value-type="float" office:value="318098" table:style-name="ce46">
            <text:p>318.098</text:p>
          </table:table-cell>
          <table:table-cell office:value-type="percentage" office:value="0.99850270736875146" table:style-name="ce47">
            <text:p>99,9%</text:p>
          </table:table-cell>
          <table:table-cell office:value-type="float" office:value="348973" table:style-name="ce46">
            <text:p>348.973</text:p>
          </table:table-cell>
          <table:table-cell office:value-type="percentage" office:value="0.91551911851511769" table:style-name="ce47">
            <text:p>91,6%</text:p>
          </table:table-cell>
          <table:table-cell office:value-type="float" office:value="315859" table:style-name="ce46">
            <text:p>315.859</text:p>
          </table:table-cell>
          <table:table-cell office:value-type="percentage" office:value="0.8694044948459283" table:style-name="ce47">
            <text:p>86,9%</text:p>
          </table:table-cell>
          <table:table-cell office:value-type="float" office:value="206481" table:style-name="ce46">
            <text:p>206.481</text:p>
          </table:table-cell>
          <table:table-cell office:value-type="percentage" office:value="0.77107583379079325" table:style-name="ce47">
            <text:p>77,1%</text:p>
          </table:table-cell>
          <table:table-cell office:value-type="float" office:value="166102" table:style-name="ce46">
            <text:p>166.102</text:p>
          </table:table-cell>
          <table:table-cell office:value-type="percentage" office:value="0.78719088556723504" table:style-name="ce47">
            <text:p>78,7%</text:p>
          </table:table-cell>
          <table:table-cell office:value-type="float" office:value="134289" table:style-name="ce46">
            <text:p>134.289</text:p>
          </table:table-cell>
          <table:table-cell office:value-type="percentage" office:value="0.81218928040062421" table:style-name="ce47">
            <text:p>81,2%</text:p>
          </table:table-cell>
          <table:table-cell office:value-type="float" office:value="1965877" table:style-name="ce46">
            <text:p>1.965.87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333109247867782" table:style-name="ce47">
            <text:p>90,3%</text:p>
          </table:table-cell>
          <table:table-cell office:value-type="percentage" office:value="0.8208535741098442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384" table:style-name="ce46">
            <text:p>136.384</text:p>
          </table:table-cell>
          <table:table-cell office:value-type="percentage" office:value="1" table:style-name="ce47">
            <text:p>100,0%</text:p>
          </table:table-cell>
          <table:table-cell office:value-type="float" office:value="157204" table:style-name="ce46">
            <text:p>157.204</text:p>
          </table:table-cell>
          <table:table-cell office:value-type="percentage" office:value="0.98807675627431635" table:style-name="ce47">
            <text:p>98,8%</text:p>
          </table:table-cell>
          <table:table-cell office:value-type="float" office:value="216762" table:style-name="ce46">
            <text:p>216.762</text:p>
          </table:table-cell>
          <table:table-cell office:value-type="percentage" office:value="0.99230008606324738" table:style-name="ce47">
            <text:p>99,2%</text:p>
          </table:table-cell>
          <table:table-cell office:value-type="float" office:value="278014" table:style-name="ce46">
            <text:p>278.014</text:p>
          </table:table-cell>
          <table:table-cell office:value-type="percentage" office:value="0.90417525806724386" table:style-name="ce47">
            <text:p>90,4%</text:p>
          </table:table-cell>
          <table:table-cell office:value-type="float" office:value="276736" table:style-name="ce46">
            <text:p>276.736</text:p>
          </table:table-cell>
          <table:table-cell office:value-type="percentage" office:value="0.83705933062113402" table:style-name="ce47">
            <text:p>83,7%</text:p>
          </table:table-cell>
          <table:table-cell office:value-type="float" office:value="195451" table:style-name="ce46">
            <text:p>195.451</text:p>
          </table:table-cell>
          <table:table-cell office:value-type="percentage" office:value="0.7350517673871102" table:style-name="ce47">
            <text:p>73,5%</text:p>
          </table:table-cell>
          <table:table-cell office:value-type="float" office:value="162308" table:style-name="ce46">
            <text:p>162.308</text:p>
          </table:table-cell>
          <table:table-cell office:value-type="percentage" office:value="0.7442282737781365" table:style-name="ce47">
            <text:p>74,4%</text:p>
          </table:table-cell>
          <table:table-cell office:value-type="float" office:value="142482" table:style-name="ce46">
            <text:p>142.482</text:p>
          </table:table-cell>
          <table:table-cell office:value-type="percentage" office:value="0.81899386108109351" table:style-name="ce47">
            <text:p>81,9%</text:p>
          </table:table-cell>
          <table:table-cell office:value-type="float" office:value="1565341" table:style-name="ce46">
            <text:p>1.565.34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541068474732197" table:style-name="ce47">
            <text:p>86,5%</text:p>
          </table:table-cell>
          <table:table-cell office:value-type="percentage" office:value="0.76536520992107948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384" table:style-name="ce46">
            <text:p>453.384</text:p>
          </table:table-cell>
          <table:table-cell office:value-type="percentage" office:value="1" table:style-name="ce47">
            <text:p>100,0%</text:p>
          </table:table-cell>
          <table:table-cell office:value-type="float" office:value="614604" table:style-name="ce46">
            <text:p>614.604</text:p>
          </table:table-cell>
          <table:table-cell office:value-type="percentage" office:value="0.96743544700704553" table:style-name="ce47">
            <text:p>96,7%</text:p>
          </table:table-cell>
          <table:table-cell office:value-type="float" office:value="788573" table:style-name="ce46">
            <text:p>788.573</text:p>
          </table:table-cell>
          <table:table-cell office:value-type="percentage" office:value="0.94148527192496512" table:style-name="ce47">
            <text:p>94,1%</text:p>
          </table:table-cell>
          <table:table-cell office:value-type="float" office:value="1015628" table:style-name="ce46">
            <text:p>1.015.628</text:p>
          </table:table-cell>
          <table:table-cell office:value-type="percentage" office:value="0.93024968400227148" table:style-name="ce47">
            <text:p>93,0%</text:p>
          </table:table-cell>
          <table:table-cell office:value-type="float" office:value="1112527" table:style-name="ce46">
            <text:p>1.112.527</text:p>
          </table:table-cell>
          <table:table-cell office:value-type="percentage" office:value="0.844900531989626" table:style-name="ce47">
            <text:p>84,5%</text:p>
          </table:table-cell>
          <table:table-cell office:value-type="float" office:value="755913" table:style-name="ce46">
            <text:p>755.913</text:p>
          </table:table-cell>
          <table:table-cell office:value-type="percentage" office:value="0.72360269257130605" table:style-name="ce47">
            <text:p>72,4%</text:p>
          </table:table-cell>
          <table:table-cell office:value-type="float" office:value="614814" table:style-name="ce46">
            <text:p>614.814</text:p>
          </table:table-cell>
          <table:table-cell office:value-type="percentage" office:value="0.73285057841191514" table:style-name="ce47">
            <text:p>73,3%</text:p>
          </table:table-cell>
          <table:table-cell office:value-type="float" office:value="515425" table:style-name="ce46">
            <text:p>515.425</text:p>
          </table:table-cell>
          <table:table-cell office:value-type="percentage" office:value="0.7855100690983684" table:style-name="ce47">
            <text:p>78,6%</text:p>
          </table:table-cell>
          <table:table-cell office:value-type="float" office:value="5870868" table:style-name="ce46">
            <text:p>5.870.86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476998876005339" table:style-name="ce47">
            <text:p>85,5%</text:p>
          </table:table-cell>
          <table:table-cell office:value-type="percentage" office:value="0.75456382569762093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14" table:style-name="ce46">
            <text:p>293.414</text:p>
          </table:table-cell>
          <table:table-cell office:value-type="percentage" office:value="1" table:style-name="ce47">
            <text:p>100,0%</text:p>
          </table:table-cell>
          <table:table-cell office:value-type="float" office:value="431960" table:style-name="ce46">
            <text:p>431.960</text:p>
          </table:table-cell>
          <table:table-cell office:value-type="percentage" office:value="0.98652086730522404" table:style-name="ce47">
            <text:p>98,7%</text:p>
          </table:table-cell>
          <table:table-cell office:value-type="float" office:value="565626" table:style-name="ce46">
            <text:p>565.626</text:p>
          </table:table-cell>
          <table:table-cell office:value-type="percentage" office:value="0.9739947100880274" table:style-name="ce47">
            <text:p>97,4%</text:p>
          </table:table-cell>
          <table:table-cell office:value-type="float" office:value="710015" table:style-name="ce46">
            <text:p>710.015</text:p>
          </table:table-cell>
          <table:table-cell office:value-type="percentage" office:value="0.94374971754566461" table:style-name="ce47">
            <text:p>94,4%</text:p>
          </table:table-cell>
          <table:table-cell office:value-type="float" office:value="745504" table:style-name="ce46">
            <text:p>745.504</text:p>
          </table:table-cell>
          <table:table-cell office:value-type="percentage" office:value="0.87542802388009222" table:style-name="ce47">
            <text:p>87,5%</text:p>
          </table:table-cell>
          <table:table-cell office:value-type="float" office:value="499275" table:style-name="ce46">
            <text:p>499.275</text:p>
          </table:table-cell>
          <table:table-cell office:value-type="percentage" office:value="0.76958469940301411" table:style-name="ce47">
            <text:p>77,0%</text:p>
          </table:table-cell>
          <table:table-cell office:value-type="float" office:value="412461" table:style-name="ce46">
            <text:p>412.461</text:p>
          </table:table-cell>
          <table:table-cell office:value-type="percentage" office:value="0.79914788249380964" table:style-name="ce47">
            <text:p>79,9%</text:p>
          </table:table-cell>
          <table:table-cell office:value-type="float" office:value="360430" table:style-name="ce46">
            <text:p>360.430</text:p>
          </table:table-cell>
          <table:table-cell office:value-type="percentage" office:value="0.84900749297460021" table:style-name="ce47">
            <text:p>84,9%</text:p>
          </table:table-cell>
          <table:table-cell office:value-type="float" office:value="4018685" table:style-name="ce46">
            <text:p>4.018.68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533735297570949" table:style-name="ce47">
            <text:p>89,5%</text:p>
          </table:table-cell>
          <table:table-cell office:value-type="percentage" office:value="0.7946222065179156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76" table:style-name="ce46">
            <text:p>77.476</text:p>
          </table:table-cell>
          <table:table-cell office:value-type="percentage" office:value="1" table:style-name="ce47">
            <text:p>100,0%</text:p>
          </table:table-cell>
          <table:table-cell office:value-type="float" office:value="95477" table:style-name="ce46">
            <text:p>95.477</text:p>
          </table:table-cell>
          <table:table-cell office:value-type="percentage" office:value="1" table:style-name="ce47">
            <text:p>100,0%</text:p>
          </table:table-cell>
          <table:table-cell office:value-type="float" office:value="131702" table:style-name="ce46">
            <text:p>131.702</text:p>
          </table:table-cell>
          <table:table-cell office:value-type="percentage" office:value="1.0511185423433922" table:style-name="ce47">
            <text:p>105,1%</text:p>
          </table:table-cell>
          <table:table-cell office:value-type="float" office:value="160349" table:style-name="ce46">
            <text:p>160.349</text:p>
          </table:table-cell>
          <table:table-cell office:value-type="percentage" office:value="0.94759951777609686" table:style-name="ce47">
            <text:p>94,8%</text:p>
          </table:table-cell>
          <table:table-cell office:value-type="float" office:value="144506" table:style-name="ce46">
            <text:p>144.506</text:p>
          </table:table-cell>
          <table:table-cell office:value-type="percentage" office:value="0.90602781295848123" table:style-name="ce47">
            <text:p>90,6%</text:p>
          </table:table-cell>
          <table:table-cell office:value-type="float" office:value="110766" table:style-name="ce46">
            <text:p>110.766</text:p>
          </table:table-cell>
          <table:table-cell office:value-type="percentage" office:value="0.82983840154631061" table:style-name="ce47">
            <text:p>83,0%</text:p>
          </table:table-cell>
          <table:table-cell office:value-type="float" office:value="90485" table:style-name="ce46">
            <text:p>90.485</text:p>
          </table:table-cell>
          <table:table-cell office:value-type="percentage" office:value="0.79849099894105191" table:style-name="ce47">
            <text:p>79,8%</text:p>
          </table:table-cell>
          <table:table-cell office:value-type="float" office:value="74682" table:style-name="ce46">
            <text:p>74.682</text:p>
          </table:table-cell>
          <table:table-cell office:value-type="percentage" office:value="0.88120353982300881" table:style-name="ce47">
            <text:p>88,1%</text:p>
          </table:table-cell>
          <table:table-cell office:value-type="float" office:value="885443" table:style-name="ce46">
            <text:p>885.44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86853772194702" table:style-name="ce47">
            <text:p>92,9%</text:p>
          </table:table-cell>
          <table:table-cell office:value-type="percentage" office:value="0.83219343845366534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83" table:style-name="ce46">
            <text:p>240.783</text:p>
          </table:table-cell>
          <table:table-cell office:value-type="percentage" office:value="1" table:style-name="ce47">
            <text:p>100,0%</text:p>
          </table:table-cell>
          <table:table-cell office:value-type="float" office:value="290207" table:style-name="ce46">
            <text:p>290.207</text:p>
          </table:table-cell>
          <table:table-cell office:value-type="percentage" office:value="1" table:style-name="ce47">
            <text:p>100,0%</text:p>
          </table:table-cell>
          <table:table-cell office:value-type="float" office:value="345110" table:style-name="ce46">
            <text:p>345.110</text:p>
          </table:table-cell>
          <table:table-cell office:value-type="percentage" office:value="0.99476258694192154" table:style-name="ce47">
            <text:p>99,5%</text:p>
          </table:table-cell>
          <table:table-cell office:value-type="float" office:value="389169" table:style-name="ce46">
            <text:p>389.169</text:p>
          </table:table-cell>
          <table:table-cell office:value-type="percentage" office:value="0.95880647172010081" table:style-name="ce47">
            <text:p>95,9%</text:p>
          </table:table-cell>
          <table:table-cell office:value-type="float" office:value="405546" table:style-name="ce46">
            <text:p>405.546</text:p>
          </table:table-cell>
          <table:table-cell office:value-type="percentage" office:value="0.91499725870389714" table:style-name="ce47">
            <text:p>91,5%</text:p>
          </table:table-cell>
          <table:table-cell office:value-type="float" office:value="260306" table:style-name="ce46">
            <text:p>260.306</text:p>
          </table:table-cell>
          <table:table-cell office:value-type="percentage" office:value="0.80488423291940825" table:style-name="ce47">
            <text:p>80,5%</text:p>
          </table:table-cell>
          <table:table-cell office:value-type="float" office:value="194605" table:style-name="ce46">
            <text:p>194.605</text:p>
          </table:table-cell>
          <table:table-cell office:value-type="percentage" office:value="0.84251518523168567" table:style-name="ce47">
            <text:p>84,3%</text:p>
          </table:table-cell>
          <table:table-cell office:value-type="float" office:value="165574" table:style-name="ce46">
            <text:p>165.574</text:p>
          </table:table-cell>
          <table:table-cell office:value-type="percentage" office:value="0.91981978478614723" table:style-name="ce47">
            <text:p>92,0%</text:p>
          </table:table-cell>
          <table:table-cell office:value-type="float" office:value="2291300" table:style-name="ce46">
            <text:p>2.291.30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351102079163262" table:style-name="ce47">
            <text:p>93,4%</text:p>
          </table:table-cell>
          <table:table-cell office:value-type="percentage" office:value="0.84805828961895668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71" table:style-name="ce46">
            <text:p>28.571</text:p>
          </table:table-cell>
          <table:table-cell office:value-type="percentage" office:value="1" table:style-name="ce47">
            <text:p>100,0%</text:p>
          </table:table-cell>
          <table:table-cell office:value-type="float" office:value="37514" table:style-name="ce46">
            <text:p>37.514</text:p>
          </table:table-cell>
          <table:table-cell office:value-type="percentage" office:value="0.99459144175194869" table:style-name="ce47">
            <text:p>99,5%</text:p>
          </table:table-cell>
          <table:table-cell office:value-type="float" office:value="44807" table:style-name="ce46">
            <text:p>44.807</text:p>
          </table:table-cell>
          <table:table-cell office:value-type="percentage" office:value="0.94005958375293719" table:style-name="ce47">
            <text:p>94,0%</text:p>
          </table:table-cell>
          <table:table-cell office:value-type="float" office:value="46858" table:style-name="ce46">
            <text:p>46.858</text:p>
          </table:table-cell>
          <table:table-cell office:value-type="percentage" office:value="0.88499820575292276" table:style-name="ce47">
            <text:p>88,5%</text:p>
          </table:table-cell>
          <table:table-cell office:value-type="float" office:value="30467" table:style-name="ce46">
            <text:p>30.467</text:p>
          </table:table-cell>
          <table:table-cell office:value-type="percentage" office:value="0.77486711259187668" table:style-name="ce47">
            <text:p>77,5%</text:p>
          </table:table-cell>
          <table:table-cell office:value-type="float" office:value="23321" table:style-name="ce46">
            <text:p>23.321</text:p>
          </table:table-cell>
          <table:table-cell office:value-type="percentage" office:value="0.76567732615404815" table:style-name="ce47">
            <text:p>76,6%</text:p>
          </table:table-cell>
          <table:table-cell office:value-type="float" office:value="21257" table:style-name="ce46">
            <text:p>21.257</text:p>
          </table:table-cell>
          <table:table-cell office:value-type="percentage" office:value="0.83256305812313958" table:style-name="ce47">
            <text:p>83,3%</text:p>
          </table:table-cell>
          <table:table-cell office:value-type="float" office:value="255969" table:style-name="ce46">
            <text:p>255.9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13945135049477" table:style-name="ce47">
            <text:p>90,1%</text:p>
          </table:table-cell>
          <table:table-cell office:value-type="percentage" office:value="0.80011815675462783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214" table:style-name="ce46">
            <text:p>371.214</text:p>
          </table:table-cell>
          <table:table-cell office:value-type="percentage" office:value="1" table:style-name="ce47">
            <text:p>100,0%</text:p>
          </table:table-cell>
          <table:table-cell office:value-type="float" office:value="509223" table:style-name="ce46">
            <text:p>509.223</text:p>
          </table:table-cell>
          <table:table-cell office:value-type="percentage" office:value="0.96795550495075855" table:style-name="ce47">
            <text:p>96,8%</text:p>
          </table:table-cell>
          <table:table-cell office:value-type="float" office:value="677476" table:style-name="ce46">
            <text:p>677.476</text:p>
          </table:table-cell>
          <table:table-cell office:value-type="percentage" office:value="0.96325017097407595" table:style-name="ce47">
            <text:p>96,3%</text:p>
          </table:table-cell>
          <table:table-cell office:value-type="float" office:value="934624" table:style-name="ce46">
            <text:p>934.624</text:p>
          </table:table-cell>
          <table:table-cell office:value-type="percentage" office:value="0.96077336877803166" table:style-name="ce47">
            <text:p>96,1%</text:p>
          </table:table-cell>
          <table:table-cell office:value-type="float" office:value="1015056" table:style-name="ce46">
            <text:p>1.015.056</text:p>
          </table:table-cell>
          <table:table-cell office:value-type="percentage" office:value="0.87056710672906956" table:style-name="ce47">
            <text:p>87,1%</text:p>
          </table:table-cell>
          <table:table-cell office:value-type="float" office:value="725634" table:style-name="ce46">
            <text:p>725.634</text:p>
          </table:table-cell>
          <table:table-cell office:value-type="percentage" office:value="0.76411482245903706" table:style-name="ce47">
            <text:p>76,4%</text:p>
          </table:table-cell>
          <table:table-cell office:value-type="float" office:value="577078" table:style-name="ce46">
            <text:p>577.078</text:p>
          </table:table-cell>
          <table:table-cell office:value-type="percentage" office:value="0.77723559715815349" table:style-name="ce47">
            <text:p>77,7%</text:p>
          </table:table-cell>
          <table:table-cell office:value-type="float" office:value="442721" table:style-name="ce46">
            <text:p>442.721</text:p>
          </table:table-cell>
          <table:table-cell office:value-type="percentage" office:value="0.79979658273446275" table:style-name="ce47">
            <text:p>80,0%</text:p>
          </table:table-cell>
          <table:table-cell office:value-type="float" office:value="5253026" table:style-name="ce46">
            <text:p>5.253.02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873559055573858" table:style-name="ce47">
            <text:p>87,9%</text:p>
          </table:table-cell>
          <table:table-cell office:value-type="percentage" office:value="0.77479539485018045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95" table:style-name="ce46">
            <text:p>73.195</text:p>
          </table:table-cell>
          <table:table-cell office:value-type="percentage" office:value="1" table:style-name="ce47">
            <text:p>100,0%</text:p>
          </table:table-cell>
          <table:table-cell office:value-type="float" office:value="102464" table:style-name="ce46">
            <text:p>102.464</text:p>
          </table:table-cell>
          <table:table-cell office:value-type="percentage" office:value="0.99577255366913187" table:style-name="ce47">
            <text:p>99,6%</text:p>
          </table:table-cell>
          <table:table-cell office:value-type="float" office:value="145791" table:style-name="ce46">
            <text:p>145.791</text:p>
          </table:table-cell>
          <table:table-cell office:value-type="percentage" office:value="0.99238984677589526" table:style-name="ce47">
            <text:p>99,2%</text:p>
          </table:table-cell>
          <table:table-cell office:value-type="float" office:value="204985" table:style-name="ce46">
            <text:p>204.985</text:p>
          </table:table-cell>
          <table:table-cell office:value-type="percentage" office:value="0.96121562816520989" table:style-name="ce47">
            <text:p>96,1%</text:p>
          </table:table-cell>
          <table:table-cell office:value-type="float" office:value="226935" table:style-name="ce46">
            <text:p>226.935</text:p>
          </table:table-cell>
          <table:table-cell office:value-type="percentage" office:value="0.892892975601695" table:style-name="ce47">
            <text:p>89,3%</text:p>
          </table:table-cell>
          <table:table-cell office:value-type="float" office:value="161719" table:style-name="ce46">
            <text:p>161.719</text:p>
          </table:table-cell>
          <table:table-cell office:value-type="percentage" office:value="0.77376401295675179" table:style-name="ce47">
            <text:p>77,4%</text:p>
          </table:table-cell>
          <table:table-cell office:value-type="float" office:value="134357" table:style-name="ce46">
            <text:p>134.357</text:p>
          </table:table-cell>
          <table:table-cell office:value-type="percentage" office:value="0.78002066787422786" table:style-name="ce47">
            <text:p>78,0%</text:p>
          </table:table-cell>
          <table:table-cell office:value-type="float" office:value="115287" table:style-name="ce46">
            <text:p>115.287</text:p>
          </table:table-cell>
          <table:table-cell office:value-type="percentage" office:value="0.8124867859106093" table:style-name="ce47">
            <text:p>81,2%</text:p>
          </table:table-cell>
          <table:table-cell office:value-type="float" office:value="1164733" table:style-name="ce46">
            <text:p>1.164.73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90161868567944" table:style-name="ce47">
            <text:p>88,9%</text:p>
          </table:table-cell>
          <table:table-cell office:value-type="percentage" office:value="0.77070784403120329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6" table:style-name="ce46">
            <text:p>42.126</text:p>
          </table:table-cell>
          <table:table-cell office:value-type="percentage" office:value="1" table:style-name="ce47">
            <text:p>100,0%</text:p>
          </table:table-cell>
          <table:table-cell office:value-type="float" office:value="55760" table:style-name="ce46">
            <text:p>55.760</text:p>
          </table:table-cell>
          <table:table-cell office:value-type="percentage" office:value="0.99942644106681966" table:style-name="ce47">
            <text:p>99,9%</text:p>
          </table:table-cell>
          <table:table-cell office:value-type="float" office:value="71737" table:style-name="ce46">
            <text:p>71.737</text:p>
          </table:table-cell>
          <table:table-cell office:value-type="percentage" office:value="0.97146687611722005" table:style-name="ce47">
            <text:p>97,1%</text:p>
          </table:table-cell>
          <table:table-cell office:value-type="float" office:value="91339" table:style-name="ce46">
            <text:p>91.339</text:p>
          </table:table-cell>
          <table:table-cell office:value-type="percentage" office:value="0.94461910770058122" table:style-name="ce47">
            <text:p>94,5%</text:p>
          </table:table-cell>
          <table:table-cell office:value-type="float" office:value="94564" table:style-name="ce46">
            <text:p>94.564</text:p>
          </table:table-cell>
          <table:table-cell office:value-type="percentage" office:value="0.87557637821521828" table:style-name="ce47">
            <text:p>87,6%</text:p>
          </table:table-cell>
          <table:table-cell office:value-type="float" office:value="63041" table:style-name="ce46">
            <text:p>63.041</text:p>
          </table:table-cell>
          <table:table-cell office:value-type="percentage" office:value="0.77502120701737132" table:style-name="ce47">
            <text:p>77,5%</text:p>
          </table:table-cell>
          <table:table-cell office:value-type="float" office:value="55562" table:style-name="ce46">
            <text:p>55.562</text:p>
          </table:table-cell>
          <table:table-cell office:value-type="percentage" office:value="0.81556504763162918" table:style-name="ce47">
            <text:p>81,6%</text:p>
          </table:table-cell>
          <table:table-cell office:value-type="float" office:value="48302" table:style-name="ce46">
            <text:p>48.302</text:p>
          </table:table-cell>
          <table:table-cell office:value-type="percentage" office:value="0.85660069518337234" table:style-name="ce47">
            <text:p>85,7%</text:p>
          </table:table-cell>
          <table:table-cell office:value-type="float" office:value="522431" table:style-name="ce46">
            <text:p>522.43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864523164887489" table:style-name="ce47">
            <text:p>89,9%</text:p>
          </table:table-cell>
          <table:table-cell office:value-type="percentage" office:value="0.79012911431842547" table:style-name="ce47">
            <text:p>79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64" table:style-name="ce46">
            <text:p>161.964</text:p>
          </table:table-cell>
          <table:table-cell office:value-type="percentage" office:value="1.0254131054131055" table:style-name="ce47">
            <text:p>102,5%</text:p>
          </table:table-cell>
          <table:table-cell office:value-type="float" office:value="212244" table:style-name="ce46">
            <text:p>212.244</text:p>
          </table:table-cell>
          <table:table-cell office:value-type="percentage" office:value="0.99607191631351455" table:style-name="ce47">
            <text:p>99,6%</text:p>
          </table:table-cell>
          <table:table-cell office:value-type="float" office:value="273477" table:style-name="ce46">
            <text:p>273.477</text:p>
          </table:table-cell>
          <table:table-cell office:value-type="percentage" office:value="0.97628864875285148" table:style-name="ce47">
            <text:p>97,6%</text:p>
          </table:table-cell>
          <table:table-cell office:value-type="float" office:value="320814" table:style-name="ce46">
            <text:p>320.814</text:p>
          </table:table-cell>
          <table:table-cell office:value-type="percentage" office:value="0.94363442232856931" table:style-name="ce47">
            <text:p>94,4%</text:p>
          </table:table-cell>
          <table:table-cell office:value-type="float" office:value="316349" table:style-name="ce46">
            <text:p>316.349</text:p>
          </table:table-cell>
          <table:table-cell office:value-type="percentage" office:value="0.87357131219745232" table:style-name="ce47">
            <text:p>87,4%</text:p>
          </table:table-cell>
          <table:table-cell office:value-type="float" office:value="198050" table:style-name="ce46">
            <text:p>198.050</text:p>
          </table:table-cell>
          <table:table-cell office:value-type="percentage" office:value="0.7601432393117451" table:style-name="ce47">
            <text:p>76,0%</text:p>
          </table:table-cell>
          <table:table-cell office:value-type="float" office:value="159440" table:style-name="ce46">
            <text:p>159.440</text:p>
          </table:table-cell>
          <table:table-cell office:value-type="percentage" office:value="0.79113201742633998" table:style-name="ce47">
            <text:p>79,1%</text:p>
          </table:table-cell>
          <table:table-cell office:value-type="float" office:value="143548" table:style-name="ce46">
            <text:p>143.548</text:p>
          </table:table-cell>
          <table:table-cell office:value-type="percentage" office:value="0.85138132688041945" table:style-name="ce47">
            <text:p>85,1%</text:p>
          </table:table-cell>
          <table:table-cell office:value-type="float" office:value="1785886" table:style-name="ce46">
            <text:p>1.785.88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01700149651477" table:style-name="ce47">
            <text:p>90,0%</text:p>
          </table:table-cell>
          <table:table-cell office:value-type="percentage" office:value="0.8042705619985373" table:style-name="ce47">
            <text:p>8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3" table:style-name="ce46">
            <text:p>2.383</text:p>
          </table:table-cell>
          <table:table-cell office:value-type="percentage" office:value="0.91477927063339737" table:style-name="ce47">
            <text:p>91,5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44" table:style-name="ce46">
            <text:p>7.544</text:p>
          </table:table-cell>
          <table:table-cell office:value-type="percentage" office:value="0.96016291205294646" table:style-name="ce47">
            <text:p>96,0%</text:p>
          </table:table-cell>
          <table:table-cell office:value-type="float" office:value="10464" table:style-name="ce46">
            <text:p>10.464</text:p>
          </table:table-cell>
          <table:table-cell office:value-type="percentage" office:value="0.90550363447559712" table:style-name="ce47">
            <text:p>90,6%</text:p>
          </table:table-cell>
          <table:table-cell office:value-type="float" office:value="10927" table:style-name="ce46">
            <text:p>10.927</text:p>
          </table:table-cell>
          <table:table-cell office:value-type="percentage" office:value="0.86434108527131781" table:style-name="ce47">
            <text:p>86,4%</text:p>
          </table:table-cell>
          <table:table-cell office:value-type="float" office:value="8873" table:style-name="ce46">
            <text:p>8.873</text:p>
          </table:table-cell>
          <table:table-cell office:value-type="percentage" office:value="0.7460063897763578" table:style-name="ce47">
            <text:p>74,6%</text:p>
          </table:table-cell>
          <table:table-cell office:value-type="float" office:value="8513" table:style-name="ce46">
            <text:p>8.513</text:p>
          </table:table-cell>
          <table:table-cell office:value-type="percentage" office:value="0.77623780432205713" table:style-name="ce47">
            <text:p>77,6%</text:p>
          </table:table-cell>
          <table:table-cell office:value-type="float" office:value="7810" table:style-name="ce46">
            <text:p>7.810</text:p>
          </table:table-cell>
          <table:table-cell office:value-type="percentage" office:value="0.85579662502739429" table:style-name="ce47">
            <text:p>85,6%</text:p>
          </table:table-cell>
          <table:table-cell office:value-type="float" office:value="60376" table:style-name="ce46">
            <text:p>60.37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078559853448887" table:style-name="ce47">
            <text:p>85,1%</text:p>
          </table:table-cell>
          <table:table-cell office:value-type="percentage" office:value="0.71703760005700579" table:style-name="ce47">
            <text:p>7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55" table:style-name="ce46">
            <text:p>3.255</text:p>
          </table:table-cell>
          <table:table-cell office:value-type="percentage" office:value="0.86846318036286019" table:style-name="ce47">
            <text:p>86,8%</text:p>
          </table:table-cell>
          <table:table-cell office:value-type="float" office:value="7036" table:style-name="ce46">
            <text:p>7.036</text:p>
          </table:table-cell>
          <table:table-cell office:value-type="percentage" office:value="0.89893956816149223" table:style-name="ce47">
            <text:p>89,9%</text:p>
          </table:table-cell>
          <table:table-cell office:value-type="float" office:value="9516" table:style-name="ce46">
            <text:p>9.516</text:p>
          </table:table-cell>
          <table:table-cell office:value-type="percentage" office:value="0.84219842463934858" table:style-name="ce47">
            <text:p>84,2%</text:p>
          </table:table-cell>
          <table:table-cell office:value-type="float" office:value="9870" table:style-name="ce46">
            <text:p>9.870</text:p>
          </table:table-cell>
          <table:table-cell office:value-type="percentage" office:value="0.82236293951008166" table:style-name="ce47">
            <text:p>82,2%</text:p>
          </table:table-cell>
          <table:table-cell office:value-type="float" office:value="8321" table:style-name="ce46">
            <text:p>8.321</text:p>
          </table:table-cell>
          <table:table-cell office:value-type="percentage" office:value="0.68581554438308745" table:style-name="ce47">
            <text:p>68,6%</text:p>
          </table:table-cell>
          <table:table-cell office:value-type="float" office:value="8132" table:style-name="ce46">
            <text:p>8.132</text:p>
          </table:table-cell>
          <table:table-cell office:value-type="percentage" office:value="0.67794914547728224" table:style-name="ce47">
            <text:p>67,8%</text:p>
          </table:table-cell>
          <table:table-cell office:value-type="float" office:value="7375" table:style-name="ce46">
            <text:p>7.375</text:p>
          </table:table-cell>
          <table:table-cell office:value-type="percentage" office:value="0.7703154376436181" table:style-name="ce47">
            <text:p>77,0%</text:p>
          </table:table-cell>
          <table:table-cell office:value-type="float" office:value="55475" table:style-name="ce46">
            <text:p>55.47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214220254627997" table:style-name="ce47">
            <text:p>78,2%</text:p>
          </table:table-cell>
          <table:table-cell office:value-type="percentage" office:value="0.63708714226652574" table:style-name="ce47">
            <text:p>63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27" table:style-name="ce46">
            <text:p>3.527</text:p>
          </table:table-cell>
          <table:table-cell office:value-type="string" table:style-name="ce47">
            <text:p>-</text:p>
          </table:table-cell>
          <table:table-cell office:value-type="float" office:value="9168" table:style-name="ce46">
            <text:p>9.168</text:p>
          </table:table-cell>
          <table:table-cell office:value-type="string" table:style-name="ce47">
            <text:p>-</text:p>
          </table:table-cell>
          <table:table-cell office:value-type="float" office:value="21295" table:style-name="ce46">
            <text:p>21.295</text:p>
          </table:table-cell>
          <table:table-cell office:value-type="string" table:style-name="ce47">
            <text:p>-</text:p>
          </table:table-cell>
          <table:table-cell office:value-type="float" office:value="30842" table:style-name="ce46">
            <text:p>30.842</text:p>
          </table:table-cell>
          <table:table-cell office:value-type="string" table:style-name="ce47">
            <text:p>-</text:p>
          </table:table-cell>
          <table:table-cell office:value-type="float" office:value="22909" table:style-name="ce46">
            <text:p>22.909</text:p>
          </table:table-cell>
          <table:table-cell office:value-type="string" table:style-name="ce47">
            <text:p>-</text:p>
          </table:table-cell>
          <table:table-cell office:value-type="float" office:value="1165" table:style-name="ce46">
            <text:p>1.165</text:p>
          </table:table-cell>
          <table:table-cell office:value-type="string" table:style-name="ce47">
            <text:p>-</text:p>
          </table:table-cell>
          <table:table-cell office:value-type="float" office:value="88948" table:style-name="ce46">
            <text:p>88.9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9" table:style-name="ce49">
            <text:p>39</text:p>
          </table:table-cell>
          <table:table-cell office:value-type="string" table:style-name="ce50">
            <text:p>-</text:p>
          </table:table-cell>
          <table:table-cell office:value-type="float" office:value="226" table:style-name="ce49">
            <text:p>226</text:p>
          </table:table-cell>
          <table:table-cell office:value-type="string" table:style-name="ce50">
            <text:p>-</text:p>
          </table:table-cell>
          <table:table-cell office:value-type="float" office:value="693" table:style-name="ce49">
            <text:p>693</text:p>
          </table:table-cell>
          <table:table-cell office:value-type="string" table:style-name="ce50">
            <text:p>-</text:p>
          </table:table-cell>
          <table:table-cell office:value-type="float" office:value="1329" table:style-name="ce49">
            <text:p>1.329</text:p>
          </table:table-cell>
          <table:table-cell office:value-type="string" table:style-name="ce50">
            <text:p>-</text:p>
          </table:table-cell>
          <table:table-cell office:value-type="float" office:value="1556" table:style-name="ce49">
            <text:p>1.556</text:p>
          </table:table-cell>
          <table:table-cell office:value-type="string" table:style-name="ce50">
            <text:p>-</text:p>
          </table:table-cell>
          <table:table-cell office:value-type="float" office:value="1288" table:style-name="ce49">
            <text:p>1.288</text:p>
          </table:table-cell>
          <table:table-cell office:value-type="string" table:style-name="ce50">
            <text:p>-</text:p>
          </table:table-cell>
          <table:table-cell office:value-type="float" office:value="159" table:style-name="ce49">
            <text:p>159</text:p>
          </table:table-cell>
          <table:table-cell office:value-type="string" table:style-name="ce50">
            <text:p>-</text:p>
          </table:table-cell>
          <table:table-cell office:value-type="float" office:value="5317" table:style-name="ce49">
            <text:p>5.31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6349" table:style-name="ce53">
            <text:p>2.906.349</text:p>
          </table:table-cell>
          <table:table-cell office:value-type="percentage" office:value="1" table:style-name="ce54">
            <text:p>100,0%</text:p>
          </table:table-cell>
          <table:table-cell office:value-type="float" office:value="3921254" table:style-name="ce53">
            <text:p>3.921.254</text:p>
          </table:table-cell>
          <table:table-cell office:value-type="percentage" office:value="0.99020440424288103" table:style-name="ce54">
            <text:p>99,0%</text:p>
          </table:table-cell>
          <table:table-cell office:value-type="float" office:value="5219557" table:style-name="ce53">
            <text:p>5.219.557</text:p>
          </table:table-cell>
          <table:table-cell office:value-type="percentage" office:value="0.97799713171441705" table:style-name="ce54">
            <text:p>97,8%</text:p>
          </table:table-cell>
          <table:table-cell office:value-type="float" office:value="6623930" table:style-name="ce53">
            <text:p>6.623.930</text:p>
          </table:table-cell>
          <table:table-cell office:value-type="percentage" office:value="0.94179465531572204" table:style-name="ce54">
            <text:p>94,2%</text:p>
          </table:table-cell>
          <table:table-cell office:value-type="float" office:value="6885655" table:style-name="ce53">
            <text:p>6.885.655</text:p>
          </table:table-cell>
          <table:table-cell office:value-type="percentage" office:value="0.87251450472817327" table:style-name="ce54">
            <text:p>87,3%</text:p>
          </table:table-cell>
          <table:table-cell office:value-type="float" office:value="4780385" table:style-name="ce53">
            <text:p>4.780.385</text:p>
          </table:table-cell>
          <table:table-cell office:value-type="percentage" office:value="0.76726738222230573" table:style-name="ce54">
            <text:p>76,7%</text:p>
          </table:table-cell>
          <table:table-cell office:value-type="float" office:value="3856890" table:style-name="ce53">
            <text:p>3.856.890</text:p>
          </table:table-cell>
          <table:table-cell office:value-type="percentage" office:value="0.78001431853481751" table:style-name="ce54">
            <text:p>78,0%</text:p>
          </table:table-cell>
          <table:table-cell office:value-type="float" office:value="3237365" table:style-name="ce53">
            <text:p>3.237.365</text:p>
          </table:table-cell>
          <table:table-cell office:value-type="percentage" office:value="0.83250871888344802" table:style-name="ce54">
            <text:p>83,3%</text:p>
          </table:table-cell>
          <table:table-cell office:value-type="float" office:value="37431385" table:style-name="ce53">
            <text:p>37.431.38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868800434531703" table:style-name="ce54">
            <text:p>88,9%</text:p>
          </table:table-cell>
          <table:table-cell office:value-type="percentage" office:value="0.78884631964543483" table:style-name="ce54">
            <text:p>78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1T12:53:28Z</dc:date>
  </office:meta>
</office:document-meta>
</file>